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2000000800000C2400000674160D9D182033EC44.svm" manifest:media-type="image/x-svm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03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09cm"/>
    </style:style>
    <style:style style:name="co4" style:family="table-column">
      <style:table-column-properties fo:break-before="auto" style:column-width="5.454cm"/>
    </style:style>
    <style:style style:name="co5" style:family="table-column">
      <style:table-column-properties fo:break-before="auto" style:column-width="3.748cm"/>
    </style:style>
    <style:style style:name="co6" style:family="table-column">
      <style:table-column-properties fo:break-before="auto" style:column-width="3.272cm"/>
    </style:style>
    <style:style style:name="co7" style:family="table-column">
      <style:table-column-properties fo:break-before="auto" style:column-width="1.482cm"/>
    </style:style>
    <style:style style:name="co8" style:family="table-column">
      <style:table-column-properties fo:break-before="auto" style:column-width="2.798cm"/>
    </style:style>
    <style:style style:name="co9" style:family="table-column">
      <style:table-column-properties fo:break-before="auto" style:column-width="2.937cm"/>
    </style:style>
    <style:style style:name="co10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432cm"/>
    </style:style>
    <style:style style:name="co13" style:family="table-column">
      <style:table-column-properties fo:break-before="auto" style:column-width="3.3cm"/>
    </style:style>
    <style:style style:name="co14" style:family="table-column">
      <style:table-column-properties fo:break-before="auto" style:column-width="3.189cm"/>
    </style:style>
    <style:style style:name="co15" style:family="table-column">
      <style:table-column-properties fo:break-before="auto" style:column-width="2.237cm"/>
    </style:style>
    <style:style style:name="co16" style:family="table-column">
      <style:table-column-properties fo:break-before="auto" style:column-width="2.406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6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PageStyle_5f_Regression_5f_Hausprei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deebf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name-complex="Calibri1" style:font-size-complex="20pt" style:font-style-complex="normal" style:font-weight-complex="bold"/>
    </style:style>
    <style:style style:name="ce14" style:family="table-cell" style:parent-style-name="Default">
      <style:table-cell-properties fo:background-color="#deebf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fff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7" style:family="table-cell" style:parent-style-name="Default" style:data-style-name="N144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ackground-color="#deebf7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9" style:family="table-cell" style:parent-style-name="Default">
      <style:table-cell-properties fo:border-bottom="1.76pt solid #000000" fo:background-color="#deebf7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10" style:family="table-cell" style:parent-style-name="Default">
      <style:table-cell-properties fo:border-bottom="1.76pt solid #000000" fo:background-color="#fff2cc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e2f0d9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deebf7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5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56" style:family="table-cell" style:parent-style-name="Default" style:data-style-name="N100">
      <style:table-cell-properties style:text-align-source="fix" style:repeat-content="false" fo:padding="0.071cm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8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5" style:family="table-cell" style:parent-style-name="Default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17" style:family="table-cell" style:parent-style-name="Default">
      <style:table-cell-properties fo:background-color="#ffd7d7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8" style:family="table-cell" style:parent-style-name="Default" style:data-style-name="N144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fo:padding="0.071cm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4" style:family="table-cell" style:parent-style-name="Default">
      <style:table-cell-properties fo:padding="0.071cm"/>
    </style:style>
    <style:style style:name="ce68" style:family="table-cell" style:parent-style-name="Default">
      <style:table-cell-properties fo:background-color="#deebf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20" style:family="table-cell" style:parent-style-name="Default">
      <style:table-cell-properties fo:background-color="#deebf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fo:border-bottom="none" fo:background-color="#e2f0d9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7" style:family="table-cell" style:parent-style-name="Default" style:data-style-name="N144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9" style:family="table-cell" style:parent-style-name="Default" style:data-style-name="N144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79" style:family="table-cell" style:parent-style-name="Default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3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3" style:family="table-cell" style:parent-style-name="Default">
      <style:table-cell-properties fo:border-bottom="none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34" style:family="table-cell" style:parent-style-name="Default">
      <style:table-cell-properties fo:border-bottom="none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36" style:family="table-cell" style:parent-style-name="Default">
      <style:table-cell-properties fo:background-color="#deebf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37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0.74pt solid #000000" fo:background-color="#fff2cc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39" style:family="table-cell" style:parent-style-name="Default">
      <style:table-cell-properties fo:background-color="#fff2c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0" style:family="table-cell" style:parent-style-name="Default">
      <style:table-cell-properties fo:border-bottom="none" fo:background-color="#fff2cc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1" style:family="table-cell" style:parent-style-name="Default">
      <style:table-cell-properties fo:background-color="#fff2c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fo:border-bottom="0.74pt solid #000000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43" style:family="table-cell" style:parent-style-name="Default">
      <style:table-cell-properties fo:border-bottom="none" fo:background-color="#fff2cc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44" style:family="table-cell" style:parent-style-name="Default">
      <style:table-cell-properties fo:border-bottom="0.74pt solid #000000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fff2cc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cm" style:writing-mode="page"/>
    </style:style>
    <style:style style:name="ce46" style:family="table-cell" style:parent-style-name="Default" style:data-style-name="N148">
      <style:table-cell-properties fo:background-color="#fff2c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ression_Hauspreis" table:style-name="ta1" table:protected="true" table:protection-key="g146vSzkEiL6h5Kp/CwVRrnJ4V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visibility="collapse" table:number-columns-repeated="5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15" table:visibility="collapse" table:number-columns-repeated="7" table:default-cell-style-name="Default"/>
        <table:table-column table:style-name="co11" table:visibility="collapse" table:number-columns-repeated="3" table:default-cell-style-name="Default"/>
        <table:table-column table:style-name="co16" table:visibility="collapse" table:default-cell-style-name="Default"/>
        <table:table-column table:style-name="co15" table:visibility="collapse" table:number-columns-repeated="3" table:default-cell-style-name="Default"/>
        <table:table-column table:style-name="co3" table:number-columns-repeated="16344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Trainingsdaten:</text:p>
          </table:table-cell>
          <table:covered-table-cell table:style-name="ce14"/>
          <table:table-cell table:number-columns-repeated="24"/>
          <table:table-cell table:style-name="ce87" office:value-type="string" calcext:value-type="string" table:number-columns-spanned="5" table:number-rows-spanned="1">
            <text:p>Senkrechter Verbinder:</text:p>
          </table:table-cell>
          <table:covered-table-cell table:number-columns-repeated="3" table:style-name="ce42"/>
          <table:covered-table-cell table:style-name="ce44"/>
          <table:table-cell table:style-name="ce45" table:number-columns-repeated="9"/>
          <table:table-cell table:number-columns-repeated="16344"/>
        </table:table-row>
        <table:table-row table:style-name="ro2">
          <table:covered-table-cell table:number-columns-repeated="2" table:style-name="ce14"/>
          <table:table-cell/>
          <table:table-cell table:style-name="ce8" office:value-type="string" calcext:value-type="string" table:number-columns-spanned="2" table:number-rows-spanned="2">
            <text:p>Neuer Datensatz</text:p>
          </table:table-cell>
          <table:covered-table-cell table:style-name="ce15"/>
          <table:table-cell/>
          <table:table-cell table:style-name="ce68" office:value-type="string" calcext:value-type="string" table:number-columns-spanned="7" table:number-rows-spanned="1">
            <text:p>Bestimmung der k nächsten Nachbarn</text:p>
          </table:table-cell>
          <table:covered-table-cell table:number-columns-repeated="6" table:style-name="ce68"/>
          <table:table-cell table:number-columns-repeated="13"/>
          <table:table-cell table:style-name="ce39" office:value-type="string" calcext:value-type="string">
            <text:p>x_min</text:p>
          </table:table-cell>
          <table:table-cell table:style-name="ce41" table:formula="of:=[.E4]" office:value-type="float" office:value="375" calcext:value-type="float">
            <text:p>375</text:p>
          </table:table-cell>
          <table:table-cell table:style-name="ce41"/>
          <table:table-cell table:style-name="ce39" office:value-type="string" calcext:value-type="string">
            <text:p>x_max</text:p>
          </table:table-cell>
          <table:table-cell table:style-name="ce41" table:formula="of:=[.E4]" office:value-type="float" office:value="375" calcext:value-type="float">
            <text:p>375</text:p>
          </table:table-cell>
          <table:table-cell table:style-name="ce41" table:number-columns-repeated="9"/>
          <table:table-cell table:number-columns-repeated="16344"/>
        </table:table-row>
        <table:table-row table:style-name="ro3">
          <table:table-cell table:style-name="ce3" office:value-type="string" calcext:value-type="string">
            <text:p>Fläche in m²</text:p>
          </table:table-cell>
          <table:table-cell table:style-name="ce6" office:value-type="string" calcext:value-type="string">
            <text:p>Preis</text:p>
          </table:table-cell>
          <table:table-cell/>
          <table:covered-table-cell table:style-name="ce9"/>
          <table:covered-table-cell table:style-name="ce16"/>
          <table:table-cell/>
          <table:table-cell table:style-name="ce20" office:value-type="string" calcext:value-type="string">
            <text:p>Rang k</text:p>
          </table:table-cell>
          <table:table-cell table:style-name="ce20" office:value-type="string" calcext:value-type="string">
            <text:p>Fläche in m²</text:p>
          </table:table-cell>
          <table:table-cell table:style-name="ce20" office:value-type="string" calcext:value-type="string">
            <text:p>Preis</text:p>
          </table:table-cell>
          <table:table-cell table:style-name="ce28"/>
          <table:table-cell table:style-name="ce20" office:value-type="string" calcext:value-type="string">
            <text:p>Rang k</text:p>
          </table:table-cell>
          <table:table-cell table:style-name="ce20" office:value-type="string" calcext:value-type="string">
            <text:p>Fläche in m²</text:p>
          </table:table-cell>
          <table:table-cell table:style-name="ce20" office:value-type="string" calcext:value-type="string">
            <text:p>Preis</text:p>
          </table:table-cell>
          <table:table-cell table:number-columns-repeated="6"/>
          <table:table-cell table:style-name="ce36" office:value-type="string" calcext:value-type="string">
            <text:p>Rang</text:p>
          </table:table-cell>
          <table:table-cell table:style-name="ce36" office:value-type="string" calcext:value-type="string">
            <text:p>Abstand</text:p>
          </table:table-cell>
          <table:table-cell table:style-name="ce36" office:value-type="string" calcext:value-type="string">
            <text:p>Fläche in m²</text:p>
          </table:table-cell>
          <table:table-cell table:style-name="ce36" office:value-type="string" calcext:value-type="string">
            <text:p>Preis</text:p>
          </table:table-cell>
          <table:table-cell table:number-columns-repeated="3"/>
          <table:table-cell table:style-name="ce40" office:value-type="string" calcext:value-type="string">
            <text:p>y_min</text:p>
          </table:table-cell>
          <table:table-cell table:style-name="ce43" office:value-type="float" office:value="-100" calcext:value-type="float">
            <text:p>-100</text:p>
          </table:table-cell>
          <table:table-cell table:style-name="ce43"/>
          <table:table-cell table:style-name="ce40" office:value-type="string" calcext:value-type="string">
            <text:p>y_max</text:p>
          </table:table-cell>
          <table:table-cell table:style-name="ce43" office:value-type="float" office:value="1000000" calcext:value-type="float">
            <text:p>1000000</text:p>
          </table:table-cell>
          <table:table-cell table:style-name="ce43" table:number-columns-repeated="9"/>
          <table:table-cell table:number-columns-repeated="16344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7" office:value-type="currency" office:currency="USD" office:value="48000" calcext:value-type="currency">
            <text:p>$48.000,00</text:p>
          </table:table-cell>
          <table:table-cell/>
          <table:table-cell table:style-name="ce10" office:value-type="string" calcext:value-type="string">
            <text:p>Gewünschte Fläche in m²:</text:p>
          </table:table-cell>
          <table:table-cell table:style-name="ce17" office:value-type="float" office:value="375" calcext:value-type="float">
            <text:p>375</text:p>
          </table:table-cell>
          <table:table-cell/>
          <table:table-cell table:style-name="ce21" table:formula="of:=IF([.$E$9]&gt;=1;1;&quot;&quot;)" office:value-type="float" office:value="1" calcext:value-type="float">
            <text:p>1</text:p>
          </table:table-cell>
          <table:table-cell table:style-name="ce24" table:formula="of:=IF([.$E$9]&gt;=1; VLOOKUP([.G4];[.$T$4:.$W$78];3;FALSE());&quot;&quot;)" office:value-type="float" office:value="395" calcext:value-type="float">
            <text:p>395</text:p>
          </table:table-cell>
          <table:table-cell table:style-name="ce27" table:formula="of:=IF([.$E$9]&gt;=1; VLOOKUP([.G4];[.$T$4:.$W$78];4;FALSE());&quot;&quot;)" office:value-type="currency" office:currency="USD" office:value="452000" calcext:value-type="currency">
            <text:p>$452.000,00</text:p>
          </table:table-cell>
          <table:table-cell/>
          <table:table-cell table:style-name="ce31" table:formula="of:=IF([.$E$9]&gt;=6;6;&quot;&quot;)" office:value-type="float" office:value="6" calcext:value-type="float">
            <text:p>6</text:p>
          </table:table-cell>
          <table:table-cell table:style-name="ce24" table:formula="of:=IF([.$E$9]&gt;=6; VLOOKUP([.K4];[.$T$4:.$W$78];3;FALSE());&quot;&quot;)" office:value-type="float" office:value="315" calcext:value-type="float">
            <text:p>315</text:p>
          </table:table-cell>
          <table:table-cell table:style-name="ce27" table:formula="of:=IF([.$E$9]&gt;=6; VLOOKUP([.K4];[.$T$4:.$W$78];4;FALSE());&quot;&quot;)" office:value-type="currency" office:currency="USD" office:value="370000" calcext:value-type="currency">
            <text:p>$370.000,00</text:p>
          </table:table-cell>
          <table:table-cell table:number-columns-repeated="6"/>
          <table:table-cell table:style-name="ce4" table:formula="of:=COM.MICROSOFT.RANK.EQ([.U4];[.$U$4:.$U$78];1)" office:value-type="float" office:value="75" calcext:value-type="float">
            <text:p>75</text:p>
          </table:table-cell>
          <table:table-cell table:style-name="ce37" table:formula="of:=ABS([.$E$4]-[.A4])+ROW()/1000000000" office:value-type="float" office:value="330.000000004" calcext:value-type="float">
            <text:p>330</text:p>
          </table:table-cell>
          <table:table-cell table:style-name="ce4" table:formula="of:=[.A4]" office:value-type="float" office:value="45" calcext:value-type="float">
            <text:p>45</text:p>
          </table:table-cell>
          <table:table-cell table:style-name="ce7" table:formula="of:=[.B4]" office:value-type="currency" office:currency="USD" office:value="48000" calcext:value-type="currency">
            <text:p>$48.000,00</text:p>
          </table:table-cell>
          <table:table-cell table:number-columns-repeated="3"/>
          <table:table-cell table:style-name="ce87" office:value-type="string" calcext:value-type="string" table:number-columns-spanned="4" table:number-rows-spanned="1">
            <text:p>Verbinder für k-te Nachbarn:</text:p>
          </table:table-cell>
          <table:covered-table-cell table:number-columns-repeated="2" table:style-name="ce42"/>
          <table:covered-table-cell table:style-name="ce44"/>
          <table:table-cell table:style-name="ce45" table:number-columns-repeated="10"/>
          <table:table-cell table:number-columns-repeated="16344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7" office:value-type="currency" office:currency="USD" office:value="120000" calcext:value-type="currency">
            <text:p>$120.000,00</text:p>
          </table:table-cell>
          <table:table-cell table:number-columns-repeated="4"/>
          <table:table-cell table:style-name="ce21" table:formula="of:=IF([.$E$9]&gt;=2;2;&quot;&quot;)" office:value-type="float" office:value="2" calcext:value-type="float">
            <text:p>2</text:p>
          </table:table-cell>
          <table:table-cell table:style-name="ce24" table:formula="of:=IF([.$E$9]&gt;=2; VLOOKUP([.G5];[.$T$4:.$W$78];3;FALSE());&quot;&quot;)" office:value-type="float" office:value="349" calcext:value-type="float">
            <text:p>349</text:p>
          </table:table-cell>
          <table:table-cell table:style-name="ce27" table:formula="of:=IF([.$E$9]&gt;=2; VLOOKUP([.G5];[.$T$4:.$W$78];4;FALSE());&quot;&quot;)" office:value-type="currency" office:currency="USD" office:value="420000" calcext:value-type="currency">
            <text:p>$420.000,00</text:p>
          </table:table-cell>
          <table:table-cell/>
          <table:table-cell table:style-name="ce31" table:formula="of:=IF([.$E$9]&gt;=7;7;&quot;&quot;)" office:value-type="float" office:value="7" calcext:value-type="float">
            <text:p>7</text:p>
          </table:table-cell>
          <table:table-cell table:style-name="ce24" table:formula="of:=IF([.$E$9]&gt;=7; VLOOKUP([.K5];[.$T$4:.$W$78];3;FALSE());&quot;&quot;)" office:value-type="float" office:value="303" calcext:value-type="float">
            <text:p>303</text:p>
          </table:table-cell>
          <table:table-cell table:style-name="ce27" table:formula="of:=IF([.$E$9]&gt;=7; VLOOKUP([.K5];[.$T$4:.$W$78];4;FALSE());&quot;&quot;)" office:value-type="currency" office:currency="USD" office:value="395100" calcext:value-type="currency">
            <text:p>$395.100,00</text:p>
          </table:table-cell>
          <table:table-cell table:number-columns-repeated="6"/>
          <table:table-cell table:style-name="ce4" table:formula="of:=COM.MICROSOFT.RANK.EQ([.U5];[.$U$4:.$U$78];1)" office:value-type="float" office:value="74" calcext:value-type="float">
            <text:p>74</text:p>
          </table:table-cell>
          <table:table-cell table:style-name="ce37" table:formula="of:=ABS([.$E$4]-[.A5])+ROW()/1000000000" office:value-type="float" office:value="320.000000005" calcext:value-type="float">
            <text:p>320</text:p>
          </table:table-cell>
          <table:table-cell table:style-name="ce4" table:formula="of:=[.A5]" office:value-type="float" office:value="55" calcext:value-type="float">
            <text:p>55</text:p>
          </table:table-cell>
          <table:table-cell table:style-name="ce7" table:formula="of:=[.B5]" office:value-type="currency" office:currency="USD" office:value="120000" calcext:value-type="currency">
            <text:p>$120.000,00</text:p>
          </table:table-cell>
          <table: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1" table:number-columns-repeated="2"/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3" calcext:value-type="float">
            <text:p>3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  <table:table-cell table:style-name="ce41" table:number-columns-repeated="2"/>
          <table:table-cell table:style-name="ce41" office:value-type="float" office:value="5" calcext:value-type="float">
            <text:p>5</text:p>
          </table:table-cell>
          <table:table-cell table:style-name="ce41"/>
          <table:table-cell table:number-columns-repeated="16344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7" office:value-type="currency" office:currency="USD" office:value="121725" calcext:value-type="currency">
            <text:p>$121.725,00</text:p>
          </table:table-cell>
          <table:table-cell/>
          <table:table-cell table:style-name="ce11" office:value-type="string" calcext:value-type="string">
            <text:p>Vorhergesagter Preis:</text:p>
          </table:table-cell>
          <table:table-cell table:style-name="ce18" table:formula="of:=AVERAGE([.I4:.I8];[.M4:.M8])" office:value-type="currency" office:currency="USD" office:value="382057" calcext:value-type="currency">
            <text:p>$382.057,00</text:p>
          </table:table-cell>
          <table:table-cell/>
          <table:table-cell table:style-name="ce21" table:formula="of:=IF([.$E$9]&gt;=3;3;&quot;&quot;)" office:value-type="float" office:value="3" calcext:value-type="float">
            <text:p>3</text:p>
          </table:table-cell>
          <table:table-cell table:style-name="ce24" table:formula="of:=IF([.$E$9]&gt;=3; VLOOKUP([.G6];[.$T$4:.$W$78];3;FALSE());&quot;&quot;)" office:value-type="float" office:value="336" calcext:value-type="float">
            <text:p>336</text:p>
          </table:table-cell>
          <table:table-cell table:style-name="ce27" table:formula="of:=IF([.$E$9]&gt;=3; VLOOKUP([.G6];[.$T$4:.$W$78];4;FALSE());&quot;&quot;)" office:value-type="currency" office:currency="USD" office:value="430000" calcext:value-type="currency">
            <text:p>$430.000,00</text:p>
          </table:table-cell>
          <table:table-cell/>
          <table:table-cell table:style-name="ce31" table:formula="of:=IF([.$E$9]&gt;=8;8;&quot;&quot;)" office:value-type="float" office:value="8" calcext:value-type="float">
            <text:p>8</text:p>
          </table:table-cell>
          <table:table-cell table:style-name="ce24" table:formula="of:=IF([.$E$9]&gt;=8; VLOOKUP([.K6];[.$T$4:.$W$78];3;FALSE());&quot;&quot;)" office:value-type="float" office:value="294" calcext:value-type="float">
            <text:p>294</text:p>
          </table:table-cell>
          <table:table-cell table:style-name="ce27" table:formula="of:=IF([.$E$9]&gt;=8; VLOOKUP([.K6];[.$T$4:.$W$78];4;FALSE());&quot;&quot;)" office:value-type="currency" office:currency="USD" office:value="375000" calcext:value-type="currency">
            <text:p>$375.000,00</text:p>
          </table:table-cell>
          <table:table-cell table:number-columns-repeated="6"/>
          <table:table-cell table:style-name="ce4" table:formula="of:=COM.MICROSOFT.RANK.EQ([.U6];[.$U$4:.$U$78];1)" office:value-type="float" office:value="73" calcext:value-type="float">
            <text:p>73</text:p>
          </table:table-cell>
          <table:table-cell table:style-name="ce37" table:formula="of:=ABS([.$E$4]-[.A6])+ROW()/1000000000" office:value-type="float" office:value="310.000000006" calcext:value-type="float">
            <text:p>310</text:p>
          </table:table-cell>
          <table:table-cell table:style-name="ce4" table:formula="of:=[.A6]" office:value-type="float" office:value="65" calcext:value-type="float">
            <text:p>65</text:p>
          </table:table-cell>
          <table:table-cell table:style-name="ce7" table:formula="of:=[.B6]" office:value-type="currency" office:currency="USD" office:value="121725" calcext:value-type="currency">
            <text:p>$121.725,00</text:p>
          </table:table-cell>
          <table:table-cell table:number-columns-repeated="3"/>
          <table:table-cell table:style-name="ce41" table:formula="of:=IF([.$E$9]&gt;=1;[.$E$4];NA())" office:value-type="float" office:value="375" calcext:value-type="float">
            <text:p>375</text:p>
          </table:table-cell>
          <table:table-cell table:style-name="ce41" table:formula="of:=IF([.$E$9]&gt;=1;VLOOKUP([.$AA$5];[.$T$4:.$W$78];4;FALSE());NA())" office:value-type="float" office:value="452000" calcext:value-type="float">
            <text:p>452000</text:p>
          </table:table-cell>
          <table:table-cell table:style-name="ce41"/>
          <table:table-cell table:style-name="ce41" table:formula="of:=IF([.$E$9]&gt;=2;[.$E$4];NA())" office:value-type="float" office:value="375" calcext:value-type="float">
            <text:p>375</text:p>
          </table:table-cell>
          <table:table-cell table:style-name="ce41" table:formula="of:=IF([.$E$9]&gt;=2;VLOOKUP([.$AD$5];[.$T$4:.$W$78];4;FALSE());NA())" office:value-type="float" office:value="420000" calcext:value-type="float">
            <text:p>420000</text:p>
          </table:table-cell>
          <table:table-cell table:style-name="ce41"/>
          <table:table-cell table:style-name="ce41" table:formula="of:=IF([.$E$9]&gt;=3;[.$E$4];NA())" office:value-type="float" office:value="375" calcext:value-type="float">
            <text:p>375</text:p>
          </table:table-cell>
          <table:table-cell table:style-name="ce41" table:formula="of:=IF([.$E$9]&gt;=3;VLOOKUP([.$AG$5];[.$T$4:.$W$78];4;FALSE());NA())" office:value-type="float" office:value="430000" calcext:value-type="float">
            <text:p>430000</text:p>
          </table:table-cell>
          <table:table-cell table:style-name="ce41"/>
          <table:table-cell table:style-name="ce41" table:formula="of:=IF([.$E$9]&gt;=4;[.$E$4];NA())" office:value-type="float" office:value="375" calcext:value-type="float">
            <text:p>375</text:p>
          </table:table-cell>
          <table:table-cell table:style-name="ce46" table:formula="of:=IF([.$E$9]&gt;=4;VLOOKUP([.$AJ$5];[.$T$4:.$W$78];4;FALSE());NA())" office:value-type="currency" office:currency="USD" office:value="320000" calcext:value-type="currency">
            <text:p>$320.000,00 </text:p>
          </table:table-cell>
          <table:table-cell table:style-name="ce41"/>
          <table:table-cell table:style-name="ce41" table:formula="of:=IF([.$E$9]&gt;=5;[.$E$4];NA())" office:value-type="float" office:value="375" calcext:value-type="float">
            <text:p>375</text:p>
          </table:table-cell>
          <table:table-cell table:style-name="ce41" table:formula="of:=IF([.$E$9]&gt;=5;VLOOKUP([.$AM$5];[.$T$4:.$W$78];4;FALSE());NA())" office:value-type="float" office:value="394470" calcext:value-type="float">
            <text:p>394470</text:p>
          </table:table-cell>
          <table:table-cell table:number-columns-repeated="16344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7" office:value-type="currency" office:currency="USD" office:value="145000" calcext:value-type="currency">
            <text:p>$145.000,00</text:p>
          </table:table-cell>
          <table:table-cell table:number-columns-repeated="4"/>
          <table:table-cell table:style-name="ce21" table:formula="of:=IF([.$E$9]&gt;=4;4;&quot;&quot;)" office:value-type="float" office:value="4" calcext:value-type="float">
            <text:p>4</text:p>
          </table:table-cell>
          <table:table-cell table:style-name="ce24" table:formula="of:=IF([.$E$9]&gt;=4; VLOOKUP([.G7];[.$T$4:.$W$78];3;FALSE());&quot;&quot;)" office:value-type="float" office:value="323" calcext:value-type="float">
            <text:p>323</text:p>
          </table:table-cell>
          <table:table-cell table:style-name="ce27" table:formula="of:=IF([.$E$9]&gt;=4; VLOOKUP([.G7];[.$T$4:.$W$78];4;FALSE());&quot;&quot;)" office:value-type="currency" office:currency="USD" office:value="320000" calcext:value-type="currency">
            <text:p>$320.000,00</text:p>
          </table:table-cell>
          <table:table-cell/>
          <table:table-cell table:style-name="ce31" table:formula="of:=IF([.$E$9]&gt;=9;9;&quot;&quot;)" office:value-type="float" office:value="9" calcext:value-type="float">
            <text:p>9</text:p>
          </table:table-cell>
          <table:table-cell table:style-name="ce24" table:formula="of:=IF([.$E$9]&gt;=9; VLOOKUP([.K7];[.$T$4:.$W$78];3;FALSE());&quot;&quot;)" office:value-type="float" office:value="292" calcext:value-type="float">
            <text:p>292</text:p>
          </table:table-cell>
          <table:table-cell table:style-name="ce27" table:formula="of:=IF([.$E$9]&gt;=9; VLOOKUP([.K7];[.$T$4:.$W$78];4;FALSE());&quot;&quot;)" office:value-type="currency" office:currency="USD" office:value="315000" calcext:value-type="currency">
            <text:p>$315.000,00</text:p>
          </table:table-cell>
          <table:table-cell table:number-columns-repeated="6"/>
          <table:table-cell table:style-name="ce4" table:formula="of:=COM.MICROSOFT.RANK.EQ([.U7];[.$U$4:.$U$78];1)" office:value-type="float" office:value="72" calcext:value-type="float">
            <text:p>72</text:p>
          </table:table-cell>
          <table:table-cell table:style-name="ce37" table:formula="of:=ABS([.$E$4]-[.A7])+ROW()/1000000000" office:value-type="float" office:value="307.000000007" calcext:value-type="float">
            <text:p>307</text:p>
          </table:table-cell>
          <table:table-cell table:style-name="ce4" table:formula="of:=[.A7]" office:value-type="float" office:value="68" calcext:value-type="float">
            <text:p>68</text:p>
          </table:table-cell>
          <table:table-cell table:style-name="ce7" table:formula="of:=[.B7]" office:value-type="currency" office:currency="USD" office:value="145000" calcext:value-type="currency">
            <text:p>$145.000,00</text:p>
          </table:table-cell>
          <table:table-cell table:number-columns-repeated="3"/>
          <table:table-cell table:style-name="ce41" table:formula="of:=IF([.$E$9]&gt;=1;VLOOKUP([.$AA$5];[.$T$4:.$W$78];3;FALSE());NA())" office:value-type="float" office:value="395" calcext:value-type="float">
            <text:p>395</text:p>
          </table:table-cell>
          <table:table-cell table:style-name="ce41" table:formula="of:=IF([.$E$9]&gt;=1;VLOOKUP([.$AA$5];[.$T$4:.$W$78];4;FALSE());NA())" office:value-type="float" office:value="452000" calcext:value-type="float">
            <text:p>452000</text:p>
          </table:table-cell>
          <table:table-cell table:style-name="ce41"/>
          <table:table-cell table:style-name="ce41" table:formula="of:=IF([.$E$9]&gt;=2;VLOOKUP([.$AD$5];[.$T$4:.$W$78];3;FALSE());NA())" office:value-type="float" office:value="349" calcext:value-type="float">
            <text:p>349</text:p>
          </table:table-cell>
          <table:table-cell table:style-name="ce41" table:formula="of:=IF([.$E$9]&gt;=2;VLOOKUP([.$AD$5];[.$T$4:.$W$78];4;FALSE());&quot;&quot;)" office:value-type="float" office:value="420000" calcext:value-type="float">
            <text:p>420000</text:p>
          </table:table-cell>
          <table:table-cell table:style-name="ce41"/>
          <table:table-cell table:style-name="ce41" table:formula="of:=IF([.$E$9]&gt;=3;VLOOKUP([.$AG$5];[.$T$4:.$W$78];3;FALSE());NA())" office:value-type="float" office:value="336" calcext:value-type="float">
            <text:p>336</text:p>
          </table:table-cell>
          <table:table-cell table:style-name="ce41" table:formula="of:=IF([.$E$9]&gt;=3;VLOOKUP([.$AG$5];[.$T$4:.$W$78];4;FALSE());NA())" office:value-type="float" office:value="430000" calcext:value-type="float">
            <text:p>430000</text:p>
          </table:table-cell>
          <table:table-cell table:style-name="ce41"/>
          <table:table-cell table:style-name="ce41" table:formula="of:=IF([.$E$9]&gt;=4;VLOOKUP([.$AJ$5];[.$T$4:.$W$78];3;FALSE());NA())" office:value-type="float" office:value="323" calcext:value-type="float">
            <text:p>323</text:p>
          </table:table-cell>
          <table:table-cell table:style-name="ce46" table:formula="of:=IF([.$E$9]&gt;=4;VLOOKUP([.$AJ$5];[.$T$4:.$W$78];4;FALSE());NA())" office:value-type="currency" office:currency="USD" office:value="320000" calcext:value-type="currency">
            <text:p>$320.000,00 </text:p>
          </table:table-cell>
          <table:table-cell table:style-name="ce41"/>
          <table:table-cell table:style-name="ce41" table:formula="of:=IF([.$E$9]&gt;=5;VLOOKUP([.$AM$5];[.$T$4:.$W$78];3;FALSE());NA())" office:value-type="float" office:value="320" calcext:value-type="float">
            <text:p>320</text:p>
          </table:table-cell>
          <table:table-cell table:style-name="ce41" table:formula="of:=IF([.$E$9]&gt;=5;VLOOKUP([.$AM$5];[.$T$4:.$W$78];4;FALSE());NA())" office:value-type="float" office:value="394470" calcext:value-type="float">
            <text:p>394470</text:p>
          </table:table-cell>
          <table:table-cell table:number-columns-repeated="16344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7" office:value-type="currency" office:currency="USD" office:value="156000" calcext:value-type="currency">
            <text:p>$156.000,00</text:p>
          </table:table-cell>
          <table:table-cell table:number-columns-repeated="4"/>
          <table:table-cell table:style-name="ce21" table:formula="of:=IF([.$E$9]&gt;=5;5;&quot;&quot;)" office:value-type="float" office:value="5" calcext:value-type="float">
            <text:p>5</text:p>
          </table:table-cell>
          <table:table-cell table:style-name="ce24" table:formula="of:=IF([.$E$9]&gt;=5; VLOOKUP([.G8];[.$T$4:.$W$78];3;FALSE());&quot;&quot;)" office:value-type="float" office:value="320" calcext:value-type="float">
            <text:p>320</text:p>
          </table:table-cell>
          <table:table-cell table:style-name="ce27" table:formula="of:=IF([.$E$9]&gt;=5; VLOOKUP([.G8];[.$T$4:.$W$78];4;FALSE());&quot;&quot;)" office:value-type="currency" office:currency="USD" office:value="394470" calcext:value-type="currency">
            <text:p>$394.470,00</text:p>
          </table:table-cell>
          <table:table-cell/>
          <table:table-cell table:style-name="ce31" table:formula="of:=IF([.$E$9]&gt;=10;10;&quot;&quot;)" office:value-type="float" office:value="10" calcext:value-type="float">
            <text:p>10</text:p>
          </table:table-cell>
          <table:table-cell table:style-name="ce24" table:formula="of:=IF([.$E$9]&gt;=10; VLOOKUP([.K8];[.$T$4:.$W$78];3;FALSE());&quot;&quot;)" office:value-type="float" office:value="268" calcext:value-type="float">
            <text:p>268</text:p>
          </table:table-cell>
          <table:table-cell table:style-name="ce27" table:formula="of:=IF([.$E$9]&gt;=10; VLOOKUP([.K8];[.$T$4:.$W$78];4;FALSE());&quot;&quot;)" office:value-type="currency" office:currency="USD" office:value="349000" calcext:value-type="currency">
            <text:p>$349.000,00</text:p>
          </table:table-cell>
          <table:table-cell table:number-columns-repeated="6"/>
          <table:table-cell table:style-name="ce4" table:formula="of:=COM.MICROSOFT.RANK.EQ([.U8];[.$U$4:.$U$78];1)" office:value-type="float" office:value="71" calcext:value-type="float">
            <text:p>71</text:p>
          </table:table-cell>
          <table:table-cell table:style-name="ce37" table:formula="of:=ABS([.$E$4]-[.A8])+ROW()/1000000000" office:value-type="float" office:value="299.000000008" calcext:value-type="float">
            <text:p>299</text:p>
          </table:table-cell>
          <table:table-cell table:style-name="ce4" table:formula="of:=[.A8]" office:value-type="float" office:value="76" calcext:value-type="float">
            <text:p>76</text:p>
          </table:table-cell>
          <table:table-cell table:style-name="ce7" table:formula="of:=[.B8]" office:value-type="currency" office:currency="USD" office:value="156000" calcext:value-type="currency">
            <text:p>$156.000,00</text:p>
          </table:table-cell>
          <table:table-cell table:number-columns-repeated="3"/>
          <table:table-cell table:style-name="ce41" table:number-columns-repeated="14"/>
          <table:table-cell table:number-columns-repeated="16344"/>
        </table:table-row>
        <table:table-row table:style-name="ro4">
          <table:table-cell table:style-name="ce4" office:value-type="float" office:value="78" calcext:value-type="float">
            <text:p>78</text:p>
          </table:table-cell>
          <table:table-cell table:style-name="ce7" office:value-type="currency" office:currency="USD" office:value="68000" calcext:value-type="currency">
            <text:p>$68.000,00</text:p>
          </table:table-cell>
          <table:table-cell/>
          <table:table-cell table:style-name="ce12" office:value-type="string" calcext:value-type="string">
            <text:p>Parameter k: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5"/>
          <table:table-cell table:style-name="ce32"/>
          <table:table-cell table:number-columns-repeated="8"/>
          <table:table-cell table:style-name="ce4" table:formula="of:=COM.MICROSOFT.RANK.EQ([.U9];[.$U$4:.$U$78];1)" office:value-type="float" office:value="70" calcext:value-type="float">
            <text:p>70</text:p>
          </table:table-cell>
          <table:table-cell table:style-name="ce37" table:formula="of:=ABS([.$E$4]-[.A9])+ROW()/1000000000" office:value-type="float" office:value="297.000000009" calcext:value-type="float">
            <text:p>297</text:p>
          </table:table-cell>
          <table:table-cell table:style-name="ce4" table:formula="of:=[.A9]" office:value-type="float" office:value="78" calcext:value-type="float">
            <text:p>78</text:p>
          </table:table-cell>
          <table:table-cell table:style-name="ce7" table:formula="of:=[.B9]" office:value-type="currency" office:currency="USD" office:value="68000" calcext:value-type="currency">
            <text:p>$68.000,00</text:p>
          </table:table-cell>
          <table:table-cell table:number-columns-repeated="3"/>
          <table:table-cell table:style-name="ce41" table:number-columns-repeated="14"/>
          <table:table-cell table:number-columns-repeated="16344"/>
        </table:table-row>
        <table:table-row table:style-name="ro5">
          <table:table-cell table:style-name="ce4" office:value-type="float" office:value="89" calcext:value-type="float">
            <text:p>89</text:p>
          </table:table-cell>
          <table:table-cell table:style-name="ce7" office:value-type="currency" office:currency="USD" office:value="220000" calcext:value-type="currency">
            <text:p>$220.000,00</text:p>
          </table:table-cell>
          <table:table-cell/>
          <table:table-cell table:style-name="ce13" office:value-type="string" calcext:value-type="string" table:number-columns-spanned="2" table:number-rows-spanned="2">
            <text:p>Hinweis: <text:s text:c="92"/>Unterstützt nur k bis Wert 10</text:p>
          </table:table-cell>
          <table:covered-table-cell table:style-name="ce55"/>
          <table:table-cell/>
          <table:table-cell table:style-name="ce22" office:value-type="string" calcext:value-type="string" table:number-columns-spanned="3" table:number-rows-spanned="2">
            <text:p>Durchschnittlicher Preis der Nachbarn (=Vorhersage):</text:p>
          </table:table-cell>
          <table:covered-table-cell table:number-columns-repeated="2" table:style-name="ce25"/>
          <table:table-cell table:style-name="ce29" table:formula="of:=AVERAGE([.I4:.I8];[.M4:.M8])" office:value-type="currency" office:currency="USD" office:value="382057" calcext:value-type="currency" table:number-columns-spanned="3" table:number-rows-spanned="2">
            <text:p>$382.057,00</text:p>
          </table:table-cell>
          <table:covered-table-cell table:style-name="ce33"/>
          <table:covered-table-cell table:style-name="ce34"/>
          <table:table-cell table:number-columns-repeated="7"/>
          <table:table-cell table:style-name="ce4" table:formula="of:=COM.MICROSOFT.RANK.EQ([.U10];[.$U$4:.$U$78];1)" office:value-type="float" office:value="69" calcext:value-type="float">
            <text:p>69</text:p>
          </table:table-cell>
          <table:table-cell table:style-name="ce37" table:formula="of:=ABS([.$E$4]-[.A10])+ROW()/1000000000" office:value-type="float" office:value="286.00000001" calcext:value-type="float">
            <text:p>286</text:p>
          </table:table-cell>
          <table:table-cell table:style-name="ce4" table:formula="of:=[.A10]" office:value-type="float" office:value="89" calcext:value-type="float">
            <text:p>89</text:p>
          </table:table-cell>
          <table:table-cell table:style-name="ce7" table:formula="of:=[.B10]" office:value-type="currency" office:currency="USD" office:value="220000" calcext:value-type="currency">
            <text:p>$220.000,00</text:p>
          </table:table-cell>
          <table:table-cell table:number-columns-repeated="3"/>
          <table:table-cell table:style-name="ce41" office:value-type="float" office:value="6" calcext:value-type="float">
            <text:p>6</text:p>
          </table:table-cell>
          <table:table-cell table:style-name="ce41" table:number-columns-repeated="2"/>
          <table:table-cell table:style-name="ce41" office:value-type="float" office:value="7" calcext:value-type="float">
            <text:p>7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  <table:table-cell table:style-name="ce41" table:number-columns-repeated="2"/>
          <table:table-cell table:style-name="ce41" office:value-type="float" office:value="9" calcext:value-type="float">
            <text:p>9</text:p>
          </table:table-cell>
          <table:table-cell table:style-name="ce41" table:number-columns-repeated="2"/>
          <table:table-cell table:style-name="ce41" office:value-type="float" office:value="10" calcext:value-type="float">
            <text:p>10</text:p>
          </table:table-cell>
          <table:table-cell table:style-name="ce41"/>
          <table:table-cell table:number-columns-repeated="16344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currency" office:currency="USD" office:value="155000" calcext:value-type="currency">
            <text:p>$155.000,00</text:p>
          </table:table-cell>
          <table:table-cell/>
          <table:covered-table-cell table:number-columns-repeated="2" table:style-name="ce55"/>
          <table:table-cell/>
          <table:covered-table-cell table:style-name="ce23"/>
          <table:covered-table-cell table:number-columns-repeated="2" table:style-name="ce26"/>
          <table:covered-table-cell table:number-columns-repeated="2" table:style-name="ce79"/>
          <table:covered-table-cell table:style-name="ce35"/>
          <table:table-cell table:number-columns-repeated="7"/>
          <table:table-cell table:style-name="ce4" table:formula="of:=COM.MICROSOFT.RANK.EQ([.U11];[.$U$4:.$U$78];1)" office:value-type="float" office:value="67" calcext:value-type="float">
            <text:p>67</text:p>
          </table:table-cell>
          <table:table-cell table:style-name="ce37" table:formula="of:=ABS([.$E$4]-[.A11])+ROW()/1000000000" office:value-type="float" office:value="285.000000011" calcext:value-type="float">
            <text:p>285</text:p>
          </table:table-cell>
          <table:table-cell table:style-name="ce4" table:formula="of:=[.A11]" office:value-type="float" office:value="90" calcext:value-type="float">
            <text:p>90</text:p>
          </table:table-cell>
          <table:table-cell table:style-name="ce7" table:formula="of:=[.B11]" office:value-type="currency" office:currency="USD" office:value="155000" calcext:value-type="currency">
            <text:p>$155.000,00</text:p>
          </table:table-cell>
          <table:table-cell table:number-columns-repeated="3"/>
          <table:table-cell table:style-name="ce41" table:formula="of:=IF([.$E$9]&gt;=6;[.$E$4];NA())" office:value-type="float" office:value="375" calcext:value-type="float">
            <text:p>375</text:p>
          </table:table-cell>
          <table:table-cell table:style-name="ce41" table:formula="of:=IF([.$E$9]&gt;=6;VLOOKUP([.$AA$10];[.$T$4:.$W$78];4;FALSE());NA())" office:value-type="float" office:value="370000" calcext:value-type="float">
            <text:p>370000</text:p>
          </table:table-cell>
          <table:table-cell table:style-name="ce41"/>
          <table:table-cell table:style-name="ce41" table:formula="of:=IF([.$E$9]&gt;=7;[.$E$4];NA())" office:value-type="float" office:value="375" calcext:value-type="float">
            <text:p>375</text:p>
          </table:table-cell>
          <table:table-cell table:style-name="ce41" table:formula="of:=IF([.$E$9]&gt;=7;VLOOKUP([.$AD$10];[.$T$4:.$W$78];4;FALSE());NA())" office:value-type="float" office:value="395100" calcext:value-type="float">
            <text:p>395100</text:p>
          </table:table-cell>
          <table:table-cell table:style-name="ce41"/>
          <table:table-cell table:style-name="ce41" table:formula="of:=IF([.$E$9]&gt;=8;[.$E$4];NA())" office:value-type="float" office:value="375" calcext:value-type="float">
            <text:p>375</text:p>
          </table:table-cell>
          <table:table-cell table:style-name="ce41" table:formula="of:=IF([.$E$9]&gt;=8;VLOOKUP([.$AG$10];[.$T$4:.$W$78];4;FALSE());NA())" office:value-type="float" office:value="375000" calcext:value-type="float">
            <text:p>375000</text:p>
          </table:table-cell>
          <table:table-cell table:style-name="ce41"/>
          <table:table-cell table:style-name="ce41" table:formula="of:=IF([.$E$9]&gt;=9;[.$E$4];NA())" office:value-type="float" office:value="375" calcext:value-type="float">
            <text:p>375</text:p>
          </table:table-cell>
          <table:table-cell table:style-name="ce41" table:formula="of:=IF([.$E$9]&gt;=9;VLOOKUP([.$AJ$10];[.$T$4:.$W$78];4;FALSE());NA())" office:value-type="float" office:value="315000" calcext:value-type="float">
            <text:p>315000</text:p>
          </table:table-cell>
          <table:table-cell table:style-name="ce41"/>
          <table:table-cell table:style-name="ce41" table:formula="of:=IF([.$E$9]&gt;=10;[.$E$4];NA())" office:value-type="float" office:value="375" calcext:value-type="float">
            <text:p>375</text:p>
          </table:table-cell>
          <table:table-cell table:style-name="ce41" table:formula="of:=IF([.$E$9]&gt;=10;VLOOKUP([.$AM$10];[.$T$4:.$W$78];4;FALSE());NA())" office:value-type="float" office:value="349000" calcext:value-type="float">
            <text:p>349000</text:p>
          </table:table-cell>
          <table:table-cell table:number-columns-repeated="16344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currency" office:currency="USD" office:value="185000" calcext:value-type="currency">
            <text:p>$185.000,00</text:p>
          </table:table-cell>
          <table:table-cell/>
          <table:table-cell>
            <draw:frame table:end-cell-address="Regression_Hauspreis.M38" table:end-x="0.025cm" table:end-y="0.29cm" draw:z-index="0" draw:name="Diagramm 1" draw:style-name="gr1" draw:text-style-name="P1" svg:width="26.059cm" svg:height="14.716cm" svg:x="0.026cm" svg:y="0.066cm">
              <draw:object draw:notify-on-update-of-ranges="Regression_Hauspreis.A4:Regression_Hauspreis.A78 Regression_Hauspreis.B4:Regression_Hauspreis.B78 Regression_Hauspreis.E4:Regression_Hauspreis.E4 Regression_Hauspreis.E6:Regression_Hauspreis.E6 Regression_Hauspreis.AA6:Regression_Hauspreis.AA7 Regression_Hauspreis.AB6:Regression_Hauspreis.AB7 Regression_Hauspreis.AD6:Regression_Hauspreis.AD7 Regression_Hauspreis.AE6:Regression_Hauspreis.AE7 Regression_Hauspreis.AG6:Regression_Hauspreis.AG7 Regression_Hauspreis.AH6:Regression_Hauspreis.AH7 Regression_Hauspreis.AJ6:Regression_Hauspreis.AJ7 Regression_Hauspreis.AK6:Regression_Hauspreis.AK7 Regression_Hauspreis.AM6:Regression_Hauspreis.AM7 Regression_Hauspreis.AN6:Regression_Hauspreis.AN7 Regression_Hauspreis.AA11:Regression_Hauspreis.AA12 Regression_Hauspreis.AB11:Regression_Hauspreis.AB12 Regression_Hauspreis.AD11:Regression_Hauspreis.AD12 Regression_Hauspreis.AE11:Regression_Hauspreis.AE12 Regression_Hauspreis.AG11:Regression_Hauspreis.AG12 Regression_Hauspreis.AH11:Regression_Hauspreis.AH12 Regression_Hauspreis.AJ11:Regression_Hauspreis.AJ12 Regression_Hauspreis.AK11:Regression_Hauspreis.AK12 Regression_Hauspreis.AM11:Regression_Hauspreis.AM12 Regression_Hauspreis.AN11:Regression_Hauspreis.AN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5"/>
          <table:table-cell table:style-name="ce4" table:formula="of:=COM.MICROSOFT.RANK.EQ([.U12];[.$U$4:.$U$78];1)" office:value-type="float" office:value="68" calcext:value-type="float">
            <text:p>68</text:p>
          </table:table-cell>
          <table:table-cell table:style-name="ce37" table:formula="of:=ABS([.$E$4]-[.A12])+ROW()/1000000000" office:value-type="float" office:value="285.000000012" calcext:value-type="float">
            <text:p>285</text:p>
          </table:table-cell>
          <table:table-cell table:style-name="ce4" table:formula="of:=[.A12]" office:value-type="float" office:value="90" calcext:value-type="float">
            <text:p>90</text:p>
          </table:table-cell>
          <table:table-cell table:style-name="ce7" table:formula="of:=[.B12]" office:value-type="currency" office:currency="USD" office:value="185000" calcext:value-type="currency">
            <text:p>$185.000,00</text:p>
          </table:table-cell>
          <table:table-cell table:number-columns-repeated="3"/>
          <table:table-cell table:style-name="ce41" table:formula="of:=IF([.$E$9]&gt;=6;VLOOKUP([.$AA$10];[.$T$4:.$W$78];3;FALSE());NA())" office:value-type="float" office:value="315" calcext:value-type="float">
            <text:p>315</text:p>
          </table:table-cell>
          <table:table-cell table:style-name="ce41" table:formula="of:=IF([.$E$9]&gt;=6;VLOOKUP([.$AA$10];[.$T$4:.$W$78];4;FALSE());NA())" office:value-type="float" office:value="370000" calcext:value-type="float">
            <text:p>370000</text:p>
          </table:table-cell>
          <table:table-cell table:style-name="ce41"/>
          <table:table-cell table:style-name="ce41" table:formula="of:=IF([.$E$9]&gt;=7;VLOOKUP([.$AD$10];[.$T$4:.$W$78];3;FALSE());NA())" office:value-type="float" office:value="303" calcext:value-type="float">
            <text:p>303</text:p>
          </table:table-cell>
          <table:table-cell table:style-name="ce41" table:formula="of:=IF([.$E$9]&gt;=7;VLOOKUP([.$AD$10];[.$T$4:.$W$78];4;FALSE());NA())" office:value-type="float" office:value="395100" calcext:value-type="float">
            <text:p>395100</text:p>
          </table:table-cell>
          <table:table-cell table:style-name="ce41"/>
          <table:table-cell table:style-name="ce41" table:formula="of:=IF([.$E$9]&gt;=8;VLOOKUP([.$AG$10];[.$T$4:.$W$78];3;FALSE());NA())" office:value-type="float" office:value="294" calcext:value-type="float">
            <text:p>294</text:p>
          </table:table-cell>
          <table:table-cell table:style-name="ce41" table:formula="of:=IF([.$E$9]&gt;=8;VLOOKUP([.$AG$10];[.$T$4:.$W$78];4;FALSE());NA())" office:value-type="float" office:value="375000" calcext:value-type="float">
            <text:p>375000</text:p>
          </table:table-cell>
          <table:table-cell table:style-name="ce41"/>
          <table:table-cell table:style-name="ce41" table:formula="of:=IF([.$E$9]&gt;=9;VLOOKUP([.$AJ$10];[.$T$4:.$W$78];3;FALSE());NA())" office:value-type="float" office:value="292" calcext:value-type="float">
            <text:p>292</text:p>
          </table:table-cell>
          <table:table-cell table:style-name="ce41" table:formula="of:=IF([.$E$9]&gt;=9;VLOOKUP([.$AJ$10];[.$T$4:.$W$78];4;FALSE());NA())" office:value-type="float" office:value="315000" calcext:value-type="float">
            <text:p>315000</text:p>
          </table:table-cell>
          <table:table-cell table:style-name="ce41"/>
          <table:table-cell table:style-name="ce41" table:formula="of:=IF([.$E$9]&gt;=10;VLOOKUP([.$AM$10];[.$T$4:.$W$78];3;FALSE());NA())" office:value-type="float" office:value="268" calcext:value-type="float">
            <text:p>268</text:p>
          </table:table-cell>
          <table:table-cell table:style-name="ce41" table:formula="of:=IF([.$E$9]&gt;=10;VLOOKUP([.$AM$10];[.$T$4:.$W$78];4;FALSE());NA())" office:value-type="float" office:value="349000" calcext:value-type="float">
            <text:p>349000</text:p>
          </table:table-cell>
          <table:table-cell table:number-columns-repeated="16344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7" office:value-type="currency" office:currency="USD" office:value="125000" calcext:value-type="currency">
            <text:p>$125.000,00</text:p>
          </table:table-cell>
          <table:table-cell table:number-columns-repeated="17"/>
          <table:table-cell table:style-name="ce4" table:formula="of:=COM.MICROSOFT.RANK.EQ([.U13];[.$U$4:.$U$78];1)" office:value-type="float" office:value="65" calcext:value-type="float">
            <text:p>65</text:p>
          </table:table-cell>
          <table:table-cell table:style-name="ce37" table:formula="of:=ABS([.$E$4]-[.A13])+ROW()/1000000000" office:value-type="float" office:value="284.000000013" calcext:value-type="float">
            <text:p>284</text:p>
          </table:table-cell>
          <table:table-cell table:style-name="ce4" table:formula="of:=[.A13]" office:value-type="float" office:value="91" calcext:value-type="float">
            <text:p>91</text:p>
          </table:table-cell>
          <table:table-cell table:style-name="ce7" table:formula="of:=[.B13]" office:value-type="currency" office:currency="USD" office:value="125000" calcext:value-type="currency">
            <text:p>$125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7" office:value-type="currency" office:currency="USD" office:value="132000" calcext:value-type="currency">
            <text:p>$132.000,00</text:p>
          </table:table-cell>
          <table:table-cell table:number-columns-repeated="17"/>
          <table:table-cell table:style-name="ce4" table:formula="of:=COM.MICROSOFT.RANK.EQ([.U14];[.$U$4:.$U$78];1)" office:value-type="float" office:value="66" calcext:value-type="float">
            <text:p>66</text:p>
          </table:table-cell>
          <table:table-cell table:style-name="ce37" table:formula="of:=ABS([.$E$4]-[.A14])+ROW()/1000000000" office:value-type="float" office:value="284.000000014" calcext:value-type="float">
            <text:p>284</text:p>
          </table:table-cell>
          <table:table-cell table:style-name="ce4" table:formula="of:=[.A14]" office:value-type="float" office:value="91" calcext:value-type="float">
            <text:p>91</text:p>
          </table:table-cell>
          <table:table-cell table:style-name="ce7" table:formula="of:=[.B14]" office:value-type="currency" office:currency="USD" office:value="132000" calcext:value-type="currency">
            <text:p>$132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7" office:value-type="currency" office:currency="USD" office:value="160000" calcext:value-type="currency">
            <text:p>$160.000,00</text:p>
          </table:table-cell>
          <table:table-cell table:number-columns-repeated="17"/>
          <table:table-cell table:style-name="ce4" table:formula="of:=COM.MICROSOFT.RANK.EQ([.U15];[.$U$4:.$U$78];1)" office:value-type="float" office:value="64" calcext:value-type="float">
            <text:p>64</text:p>
          </table:table-cell>
          <table:table-cell table:style-name="ce37" table:formula="of:=ABS([.$E$4]-[.A15])+ROW()/1000000000" office:value-type="float" office:value="283.000000015" calcext:value-type="float">
            <text:p>283</text:p>
          </table:table-cell>
          <table:table-cell table:style-name="ce4" table:formula="of:=[.A15]" office:value-type="float" office:value="92" calcext:value-type="float">
            <text:p>92</text:p>
          </table:table-cell>
          <table:table-cell table:style-name="ce7" table:formula="of:=[.B15]" office:value-type="currency" office:currency="USD" office:value="160000" calcext:value-type="currency">
            <text:p>$160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7" office:value-type="currency" office:currency="USD" office:value="110000" calcext:value-type="currency">
            <text:p>$110.000,00</text:p>
          </table:table-cell>
          <table:table-cell table:number-columns-repeated="17"/>
          <table:table-cell table:style-name="ce4" table:formula="of:=COM.MICROSOFT.RANK.EQ([.U16];[.$U$4:.$U$78];1)" office:value-type="float" office:value="63" calcext:value-type="float">
            <text:p>63</text:p>
          </table:table-cell>
          <table:table-cell table:style-name="ce37" table:formula="of:=ABS([.$E$4]-[.A16])+ROW()/1000000000" office:value-type="float" office:value="281.000000016" calcext:value-type="float">
            <text:p>281</text:p>
          </table:table-cell>
          <table:table-cell table:style-name="ce4" table:formula="of:=[.A16]" office:value-type="float" office:value="94" calcext:value-type="float">
            <text:p>94</text:p>
          </table:table-cell>
          <table:table-cell table:style-name="ce7" table:formula="of:=[.B16]" office:value-type="currency" office:currency="USD" office:value="110000" calcext:value-type="currency">
            <text:p>$110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7" office:value-type="currency" office:currency="USD" office:value="140000" calcext:value-type="currency">
            <text:p>$140.000,00</text:p>
          </table:table-cell>
          <table:table-cell table:number-columns-repeated="17"/>
          <table:table-cell table:style-name="ce4" table:formula="of:=COM.MICROSOFT.RANK.EQ([.U17];[.$U$4:.$U$78];1)" office:value-type="float" office:value="61" calcext:value-type="float">
            <text:p>61</text:p>
          </table:table-cell>
          <table:table-cell table:style-name="ce37" table:formula="of:=ABS([.$E$4]-[.A17])+ROW()/1000000000" office:value-type="float" office:value="274.000000017" calcext:value-type="float">
            <text:p>274</text:p>
          </table:table-cell>
          <table:table-cell table:style-name="ce4" table:formula="of:=[.A17]" office:value-type="float" office:value="101" calcext:value-type="float">
            <text:p>101</text:p>
          </table:table-cell>
          <table:table-cell table:style-name="ce7" table:formula="of:=[.B17]" office:value-type="currency" office:currency="USD" office:value="140000" calcext:value-type="currency">
            <text:p>$140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7" office:value-type="currency" office:currency="USD" office:value="147308" calcext:value-type="currency">
            <text:p>$147.308,00</text:p>
          </table:table-cell>
          <table:table-cell table:number-columns-repeated="17"/>
          <table:table-cell table:style-name="ce4" table:formula="of:=COM.MICROSOFT.RANK.EQ([.U18];[.$U$4:.$U$78];1)" office:value-type="float" office:value="62" calcext:value-type="float">
            <text:p>62</text:p>
          </table:table-cell>
          <table:table-cell table:style-name="ce37" table:formula="of:=ABS([.$E$4]-[.A18])+ROW()/1000000000" office:value-type="float" office:value="274.000000018" calcext:value-type="float">
            <text:p>274</text:p>
          </table:table-cell>
          <table:table-cell table:style-name="ce4" table:formula="of:=[.A18]" office:value-type="float" office:value="101" calcext:value-type="float">
            <text:p>101</text:p>
          </table:table-cell>
          <table:table-cell table:style-name="ce7" table:formula="of:=[.B18]" office:value-type="currency" office:currency="USD" office:value="147308" calcext:value-type="currency">
            <text:p>$147.308,00</text:p>
          </table:table-cell>
          <table:table-cell table:number-columns-repeated="16361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7" office:value-type="currency" office:currency="USD" office:value="198000" calcext:value-type="currency">
            <text:p>$198.000,00</text:p>
          </table:table-cell>
          <table:table-cell table:number-columns-repeated="17"/>
          <table:table-cell table:style-name="ce4" table:formula="of:=COM.MICROSOFT.RANK.EQ([.U19];[.$U$4:.$U$78];1)" office:value-type="float" office:value="60" calcext:value-type="float">
            <text:p>60</text:p>
          </table:table-cell>
          <table:table-cell table:style-name="ce37" table:formula="of:=ABS([.$E$4]-[.A19])+ROW()/1000000000" office:value-type="float" office:value="268.000000019" calcext:value-type="float">
            <text:p>268</text:p>
          </table:table-cell>
          <table:table-cell table:style-name="ce4" table:formula="of:=[.A19]" office:value-type="float" office:value="107" calcext:value-type="float">
            <text:p>107</text:p>
          </table:table-cell>
          <table:table-cell table:style-name="ce7" table:formula="of:=[.B19]" office:value-type="currency" office:currency="USD" office:value="198000" calcext:value-type="currency">
            <text:p>$198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7" office:value-type="currency" office:currency="USD" office:value="191500" calcext:value-type="currency">
            <text:p>$191.500,00</text:p>
          </table:table-cell>
          <table:table-cell table:number-columns-repeated="17"/>
          <table:table-cell table:style-name="ce4" table:formula="of:=COM.MICROSOFT.RANK.EQ([.U20];[.$U$4:.$U$78];1)" office:value-type="float" office:value="59" calcext:value-type="float">
            <text:p>59</text:p>
          </table:table-cell>
          <table:table-cell table:style-name="ce37" table:formula="of:=ABS([.$E$4]-[.A20])+ROW()/1000000000" office:value-type="float" office:value="267.00000002" calcext:value-type="float">
            <text:p>267</text:p>
          </table:table-cell>
          <table:table-cell table:style-name="ce4" table:formula="of:=[.A20]" office:value-type="float" office:value="108" calcext:value-type="float">
            <text:p>108</text:p>
          </table:table-cell>
          <table:table-cell table:style-name="ce7" table:formula="of:=[.B20]" office:value-type="currency" office:currency="USD" office:value="191500" calcext:value-type="currency">
            <text:p>$191.5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7" office:value-type="currency" office:currency="USD" office:value="154000" calcext:value-type="currency">
            <text:p>$154.000,00</text:p>
          </table:table-cell>
          <table:table-cell table:number-columns-repeated="17"/>
          <table:table-cell table:style-name="ce4" table:formula="of:=COM.MICROSOFT.RANK.EQ([.U21];[.$U$4:.$U$78];1)" office:value-type="float" office:value="57" calcext:value-type="float">
            <text:p>57</text:p>
          </table:table-cell>
          <table:table-cell table:style-name="ce37" table:formula="of:=ABS([.$E$4]-[.A21])+ROW()/1000000000" office:value-type="float" office:value="262.000000021" calcext:value-type="float">
            <text:p>262</text:p>
          </table:table-cell>
          <table:table-cell table:style-name="ce4" table:formula="of:=[.A21]" office:value-type="float" office:value="113" calcext:value-type="float">
            <text:p>113</text:p>
          </table:table-cell>
          <table:table-cell table:style-name="ce7" table:formula="of:=[.B21]" office:value-type="currency" office:currency="USD" office:value="154000" calcext:value-type="currency">
            <text:p>$154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7" office:value-type="currency" office:currency="USD" office:value="135000" calcext:value-type="currency">
            <text:p>$135.000,00</text:p>
          </table:table-cell>
          <table:table-cell table:number-columns-repeated="17"/>
          <table:table-cell table:style-name="ce4" table:formula="of:=COM.MICROSOFT.RANK.EQ([.U22];[.$U$4:.$U$78];1)" office:value-type="float" office:value="58" calcext:value-type="float">
            <text:p>58</text:p>
          </table:table-cell>
          <table:table-cell table:style-name="ce37" table:formula="of:=ABS([.$E$4]-[.A22])+ROW()/1000000000" office:value-type="float" office:value="262.000000022" calcext:value-type="float">
            <text:p>262</text:p>
          </table:table-cell>
          <table:table-cell table:style-name="ce4" table:formula="of:=[.A22]" office:value-type="float" office:value="113" calcext:value-type="float">
            <text:p>113</text:p>
          </table:table-cell>
          <table:table-cell table:style-name="ce7" table:formula="of:=[.B22]" office:value-type="currency" office:currency="USD" office:value="135000" calcext:value-type="currency">
            <text:p>$135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7" office:value-type="currency" office:currency="USD" office:value="220000" calcext:value-type="currency">
            <text:p>$220.000,00</text:p>
          </table:table-cell>
          <table:table-cell table:number-columns-repeated="17"/>
          <table:table-cell table:style-name="ce4" table:formula="of:=COM.MICROSOFT.RANK.EQ([.U23];[.$U$4:.$U$78];1)" office:value-type="float" office:value="56" calcext:value-type="float">
            <text:p>56</text:p>
          </table:table-cell>
          <table:table-cell table:style-name="ce37" table:formula="of:=ABS([.$E$4]-[.A23])+ROW()/1000000000" office:value-type="float" office:value="257.000000023" calcext:value-type="float">
            <text:p>257</text:p>
          </table:table-cell>
          <table:table-cell table:style-name="ce4" table:formula="of:=[.A23]" office:value-type="float" office:value="118" calcext:value-type="float">
            <text:p>118</text:p>
          </table:table-cell>
          <table:table-cell table:style-name="ce7" table:formula="of:=[.B23]" office:value-type="currency" office:currency="USD" office:value="220000" calcext:value-type="currency">
            <text:p>$220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7" office:value-type="currency" office:currency="USD" office:value="235000" calcext:value-type="currency">
            <text:p>$235.000,00</text:p>
          </table:table-cell>
          <table:table-cell table:number-columns-repeated="17"/>
          <table:table-cell table:style-name="ce4" table:formula="of:=COM.MICROSOFT.RANK.EQ([.U24];[.$U$4:.$U$78];1)" office:value-type="float" office:value="54" calcext:value-type="float">
            <text:p>54</text:p>
          </table:table-cell>
          <table:table-cell table:style-name="ce37" table:formula="of:=ABS([.$E$4]-[.A24])+ROW()/1000000000" office:value-type="float" office:value="256.000000024" calcext:value-type="float">
            <text:p>256</text:p>
          </table:table-cell>
          <table:table-cell table:style-name="ce4" table:formula="of:=[.A24]" office:value-type="float" office:value="119" calcext:value-type="float">
            <text:p>119</text:p>
          </table:table-cell>
          <table:table-cell table:style-name="ce7" table:formula="of:=[.B24]" office:value-type="currency" office:currency="USD" office:value="235000" calcext:value-type="currency">
            <text:p>$235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7" office:value-type="currency" office:currency="USD" office:value="167293" calcext:value-type="currency">
            <text:p>$167.293,00</text:p>
          </table:table-cell>
          <table:table-cell table:number-columns-repeated="17"/>
          <table:table-cell table:style-name="ce4" table:formula="of:=COM.MICROSOFT.RANK.EQ([.U25];[.$U$4:.$U$78];1)" office:value-type="float" office:value="55" calcext:value-type="float">
            <text:p>55</text:p>
          </table:table-cell>
          <table:table-cell table:style-name="ce37" table:formula="of:=ABS([.$E$4]-[.A25])+ROW()/1000000000" office:value-type="float" office:value="256.000000025" calcext:value-type="float">
            <text:p>256</text:p>
          </table:table-cell>
          <table:table-cell table:style-name="ce4" table:formula="of:=[.A25]" office:value-type="float" office:value="119" calcext:value-type="float">
            <text:p>119</text:p>
          </table:table-cell>
          <table:table-cell table:style-name="ce7" table:formula="of:=[.B25]" office:value-type="currency" office:currency="USD" office:value="167293" calcext:value-type="currency">
            <text:p>$167.293,00</text:p>
          </table:table-cell>
          <table:table-cell table:number-columns-repeated="16361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7" office:value-type="currency" office:currency="USD" office:value="175000" calcext:value-type="currency">
            <text:p>$175.000,00</text:p>
          </table:table-cell>
          <table:table-cell table:number-columns-repeated="17"/>
          <table:table-cell table:style-name="ce4" table:formula="of:=COM.MICROSOFT.RANK.EQ([.U26];[.$U$4:.$U$78];1)" office:value-type="float" office:value="53" calcext:value-type="float">
            <text:p>53</text:p>
          </table:table-cell>
          <table:table-cell table:style-name="ce37" table:formula="of:=ABS([.$E$4]-[.A26])+ROW()/1000000000" office:value-type="float" office:value="252.000000026" calcext:value-type="float">
            <text:p>252</text:p>
          </table:table-cell>
          <table:table-cell table:style-name="ce4" table:formula="of:=[.A26]" office:value-type="float" office:value="123" calcext:value-type="float">
            <text:p>123</text:p>
          </table:table-cell>
          <table:table-cell table:style-name="ce7" table:formula="of:=[.B26]" office:value-type="currency" office:currency="USD" office:value="175000" calcext:value-type="currency">
            <text:p>$175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7" office:value-type="currency" office:currency="USD" office:value="188335" calcext:value-type="currency">
            <text:p>$188.335,00</text:p>
          </table:table-cell>
          <table:table-cell table:number-columns-repeated="17"/>
          <table:table-cell table:style-name="ce4" table:formula="of:=COM.MICROSOFT.RANK.EQ([.U27];[.$U$4:.$U$78];1)" office:value-type="float" office:value="52" calcext:value-type="float">
            <text:p>52</text:p>
          </table:table-cell>
          <table:table-cell table:style-name="ce37" table:formula="of:=ABS([.$E$4]-[.A27])+ROW()/1000000000" office:value-type="float" office:value="251.000000027" calcext:value-type="float">
            <text:p>251</text:p>
          </table:table-cell>
          <table:table-cell table:style-name="ce4" table:formula="of:=[.A27]" office:value-type="float" office:value="124" calcext:value-type="float">
            <text:p>124</text:p>
          </table:table-cell>
          <table:table-cell table:style-name="ce7" table:formula="of:=[.B27]" office:value-type="currency" office:currency="USD" office:value="188335" calcext:value-type="currency">
            <text:p>$188.335,00</text:p>
          </table:table-cell>
          <table:table-cell table:number-columns-repeated="16361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7" office:value-type="currency" office:currency="USD" office:value="168000" calcext:value-type="currency">
            <text:p>$168.000,00</text:p>
          </table:table-cell>
          <table:table-cell table:number-columns-repeated="17"/>
          <table:table-cell table:style-name="ce4" table:formula="of:=COM.MICROSOFT.RANK.EQ([.U28];[.$U$4:.$U$78];1)" office:value-type="float" office:value="51" calcext:value-type="float">
            <text:p>51</text:p>
          </table:table-cell>
          <table:table-cell table:style-name="ce37" table:formula="of:=ABS([.$E$4]-[.A28])+ROW()/1000000000" office:value-type="float" office:value="241.000000028" calcext:value-type="float">
            <text:p>241</text:p>
          </table:table-cell>
          <table:table-cell table:style-name="ce4" table:formula="of:=[.A28]" office:value-type="float" office:value="134" calcext:value-type="float">
            <text:p>134</text:p>
          </table:table-cell>
          <table:table-cell table:style-name="ce7" table:formula="of:=[.B28]" office:value-type="currency" office:currency="USD" office:value="168000" calcext:value-type="currency">
            <text:p>$168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7" office:value-type="currency" office:currency="USD" office:value="213000" calcext:value-type="currency">
            <text:p>$213.000,00</text:p>
          </table:table-cell>
          <table:table-cell table:number-columns-repeated="17"/>
          <table:table-cell table:style-name="ce4" table:formula="of:=COM.MICROSOFT.RANK.EQ([.U29];[.$U$4:.$U$78];1)" office:value-type="float" office:value="49" calcext:value-type="float">
            <text:p>49</text:p>
          </table:table-cell>
          <table:table-cell table:style-name="ce37" table:formula="of:=ABS([.$E$4]-[.A29])+ROW()/1000000000" office:value-type="float" office:value="240.000000029" calcext:value-type="float">
            <text:p>240</text:p>
          </table:table-cell>
          <table:table-cell table:style-name="ce4" table:formula="of:=[.A29]" office:value-type="float" office:value="135" calcext:value-type="float">
            <text:p>135</text:p>
          </table:table-cell>
          <table:table-cell table:style-name="ce7" table:formula="of:=[.B29]" office:value-type="currency" office:currency="USD" office:value="213000" calcext:value-type="currency">
            <text:p>$213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7" office:value-type="currency" office:currency="USD" office:value="255000" calcext:value-type="currency">
            <text:p>$255.000,00</text:p>
          </table:table-cell>
          <table:table-cell table:number-columns-repeated="17"/>
          <table:table-cell table:style-name="ce4" table:formula="of:=COM.MICROSOFT.RANK.EQ([.U30];[.$U$4:.$U$78];1)" office:value-type="float" office:value="50" calcext:value-type="float">
            <text:p>50</text:p>
          </table:table-cell>
          <table:table-cell table:style-name="ce37" table:formula="of:=ABS([.$E$4]-[.A30])+ROW()/1000000000" office:value-type="float" office:value="240.00000003" calcext:value-type="float">
            <text:p>240</text:p>
          </table:table-cell>
          <table:table-cell table:style-name="ce4" table:formula="of:=[.A30]" office:value-type="float" office:value="135" calcext:value-type="float">
            <text:p>135</text:p>
          </table:table-cell>
          <table:table-cell table:style-name="ce7" table:formula="of:=[.B30]" office:value-type="currency" office:currency="USD" office:value="255000" calcext:value-type="currency">
            <text:p>$255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7" office:value-type="currency" office:currency="USD" office:value="189000" calcext:value-type="currency">
            <text:p>$189.000,00</text:p>
          </table:table-cell>
          <table:table-cell table:number-columns-repeated="17"/>
          <table:table-cell table:style-name="ce4" table:formula="of:=COM.MICROSOFT.RANK.EQ([.U31];[.$U$4:.$U$78];1)" office:value-type="float" office:value="48" calcext:value-type="float">
            <text:p>48</text:p>
          </table:table-cell>
          <table:table-cell table:style-name="ce37" table:formula="of:=ABS([.$E$4]-[.A31])+ROW()/1000000000" office:value-type="float" office:value="232.000000031" calcext:value-type="float">
            <text:p>232</text:p>
          </table:table-cell>
          <table:table-cell table:style-name="ce4" table:formula="of:=[.A31]" office:value-type="float" office:value="143" calcext:value-type="float">
            <text:p>143</text:p>
          </table:table-cell>
          <table:table-cell table:style-name="ce7" table:formula="of:=[.B31]" office:value-type="currency" office:currency="USD" office:value="189000" calcext:value-type="currency">
            <text:p>$189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7" office:value-type="currency" office:currency="USD" office:value="225500" calcext:value-type="currency">
            <text:p>$225.500,00</text:p>
          </table:table-cell>
          <table:table-cell table:number-columns-repeated="17"/>
          <table:table-cell table:style-name="ce4" table:formula="of:=COM.MICROSOFT.RANK.EQ([.U32];[.$U$4:.$U$78];1)" office:value-type="float" office:value="47" calcext:value-type="float">
            <text:p>47</text:p>
          </table:table-cell>
          <table:table-cell table:style-name="ce37" table:formula="of:=ABS([.$E$4]-[.A32])+ROW()/1000000000" office:value-type="float" office:value="230.000000032" calcext:value-type="float">
            <text:p>230</text:p>
          </table:table-cell>
          <table:table-cell table:style-name="ce4" table:formula="of:=[.A32]" office:value-type="float" office:value="145" calcext:value-type="float">
            <text:p>145</text:p>
          </table:table-cell>
          <table:table-cell table:style-name="ce7" table:formula="of:=[.B32]" office:value-type="currency" office:currency="USD" office:value="225500" calcext:value-type="currency">
            <text:p>$225.5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table:style-name="ce7" office:value-type="currency" office:currency="USD" office:value="181000" calcext:value-type="currency">
            <text:p>$181.000,00</text:p>
          </table:table-cell>
          <table:table-cell table:number-columns-repeated="17"/>
          <table:table-cell table:style-name="ce4" table:formula="of:=COM.MICROSOFT.RANK.EQ([.U33];[.$U$4:.$U$78];1)" office:value-type="float" office:value="46" calcext:value-type="float">
            <text:p>46</text:p>
          </table:table-cell>
          <table:table-cell table:style-name="ce37" table:formula="of:=ABS([.$E$4]-[.A33])+ROW()/1000000000" office:value-type="float" office:value="227.000000033" calcext:value-type="float">
            <text:p>227</text:p>
          </table:table-cell>
          <table:table-cell table:style-name="ce4" table:formula="of:=[.A33]" office:value-type="float" office:value="148" calcext:value-type="float">
            <text:p>148</text:p>
          </table:table-cell>
          <table:table-cell table:style-name="ce7" table:formula="of:=[.B33]" office:value-type="currency" office:currency="USD" office:value="181000" calcext:value-type="currency">
            <text:p>$181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7" office:value-type="currency" office:currency="USD" office:value="168750" calcext:value-type="currency">
            <text:p>$168.750,00</text:p>
          </table:table-cell>
          <table:table-cell table:number-columns-repeated="17"/>
          <table:table-cell table:style-name="ce4" table:formula="of:=COM.MICROSOFT.RANK.EQ([.U34];[.$U$4:.$U$78];1)" office:value-type="float" office:value="45" calcext:value-type="float">
            <text:p>45</text:p>
          </table:table-cell>
          <table:table-cell table:style-name="ce37" table:formula="of:=ABS([.$E$4]-[.A34])+ROW()/1000000000" office:value-type="float" office:value="219.000000034" calcext:value-type="float">
            <text:p>219</text:p>
          </table:table-cell>
          <table:table-cell table:style-name="ce4" table:formula="of:=[.A34]" office:value-type="float" office:value="156" calcext:value-type="float">
            <text:p>156</text:p>
          </table:table-cell>
          <table:table-cell table:style-name="ce7" table:formula="of:=[.B34]" office:value-type="currency" office:currency="USD" office:value="168750" calcext:value-type="currency">
            <text:p>$168.750,00</text:p>
          </table:table-cell>
          <table:table-cell table:number-columns-repeated="16361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7" office:value-type="currency" office:currency="USD" office:value="235301" calcext:value-type="currency">
            <text:p>$235.301,00</text:p>
          </table:table-cell>
          <table:table-cell table:number-columns-repeated="17"/>
          <table:table-cell table:style-name="ce4" table:formula="of:=COM.MICROSOFT.RANK.EQ([.U35];[.$U$4:.$U$78];1)" office:value-type="float" office:value="44" calcext:value-type="float">
            <text:p>44</text:p>
          </table:table-cell>
          <table:table-cell table:style-name="ce37" table:formula="of:=ABS([.$E$4]-[.A35])+ROW()/1000000000" office:value-type="float" office:value="218.000000035" calcext:value-type="float">
            <text:p>218</text:p>
          </table:table-cell>
          <table:table-cell table:style-name="ce4" table:formula="of:=[.A35]" office:value-type="float" office:value="157" calcext:value-type="float">
            <text:p>157</text:p>
          </table:table-cell>
          <table:table-cell table:style-name="ce7" table:formula="of:=[.B35]" office:value-type="currency" office:currency="USD" office:value="235301" calcext:value-type="currency">
            <text:p>$235.301,00</text:p>
          </table:table-cell>
          <table:table-cell table:number-columns-repeated="16361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7" office:value-type="currency" office:currency="USD" office:value="266000" calcext:value-type="currency">
            <text:p>$266.000,00</text:p>
          </table:table-cell>
          <table:table-cell table:number-columns-repeated="17"/>
          <table:table-cell table:style-name="ce4" table:formula="of:=COM.MICROSOFT.RANK.EQ([.U36];[.$U$4:.$U$78];1)" office:value-type="float" office:value="43" calcext:value-type="float">
            <text:p>43</text:p>
          </table:table-cell>
          <table:table-cell table:style-name="ce37" table:formula="of:=ABS([.$E$4]-[.A36])+ROW()/1000000000" office:value-type="float" office:value="215.000000036" calcext:value-type="float">
            <text:p>215</text:p>
          </table:table-cell>
          <table:table-cell table:style-name="ce4" table:formula="of:=[.A36]" office:value-type="float" office:value="160" calcext:value-type="float">
            <text:p>160</text:p>
          </table:table-cell>
          <table:table-cell table:style-name="ce7" table:formula="of:=[.B36]" office:value-type="currency" office:currency="USD" office:value="266000" calcext:value-type="currency">
            <text:p>$266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table:style-name="ce7" office:value-type="currency" office:currency="USD" office:value="221000" calcext:value-type="currency">
            <text:p>$221.000,00</text:p>
          </table:table-cell>
          <table:table-cell table:number-columns-repeated="17"/>
          <table:table-cell table:style-name="ce4" table:formula="of:=COM.MICROSOFT.RANK.EQ([.U37];[.$U$4:.$U$78];1)" office:value-type="float" office:value="42" calcext:value-type="float">
            <text:p>42</text:p>
          </table:table-cell>
          <table:table-cell table:style-name="ce37" table:formula="of:=ABS([.$E$4]-[.A37])+ROW()/1000000000" office:value-type="float" office:value="213.000000037" calcext:value-type="float">
            <text:p>213</text:p>
          </table:table-cell>
          <table:table-cell table:style-name="ce4" table:formula="of:=[.A37]" office:value-type="float" office:value="162" calcext:value-type="float">
            <text:p>162</text:p>
          </table:table-cell>
          <table:table-cell table:style-name="ce7" table:formula="of:=[.B37]" office:value-type="currency" office:currency="USD" office:value="221000" calcext:value-type="currency">
            <text:p>$221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173" calcext:value-type="float">
            <text:p>173</text:p>
          </table:table-cell>
          <table:table-cell table:style-name="ce7" office:value-type="currency" office:currency="USD" office:value="215000" calcext:value-type="currency">
            <text:p>$215.000,00</text:p>
          </table:table-cell>
          <table:table-cell table:number-columns-repeated="17"/>
          <table:table-cell table:style-name="ce4" table:formula="of:=COM.MICROSOFT.RANK.EQ([.U38];[.$U$4:.$U$78];1)" office:value-type="float" office:value="40" calcext:value-type="float">
            <text:p>40</text:p>
          </table:table-cell>
          <table:table-cell table:style-name="ce37" table:formula="of:=ABS([.$E$4]-[.A38])+ROW()/1000000000" office:value-type="float" office:value="202.000000038" calcext:value-type="float">
            <text:p>202</text:p>
          </table:table-cell>
          <table:table-cell table:style-name="ce4" table:formula="of:=[.A38]" office:value-type="float" office:value="173" calcext:value-type="float">
            <text:p>173</text:p>
          </table:table-cell>
          <table:table-cell table:style-name="ce7" table:formula="of:=[.B38]" office:value-type="currency" office:currency="USD" office:value="215000" calcext:value-type="currency">
            <text:p>$215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173" calcext:value-type="float">
            <text:p>173</text:p>
          </table:table-cell>
          <table:table-cell table:style-name="ce7" office:value-type="currency" office:currency="USD" office:value="285000" calcext:value-type="currency">
            <text:p>$285.000,00</text:p>
          </table:table-cell>
          <table:table-cell table:number-columns-repeated="17"/>
          <table:table-cell table:style-name="ce4" table:formula="of:=COM.MICROSOFT.RANK.EQ([.U39];[.$U$4:.$U$78];1)" office:value-type="float" office:value="41" calcext:value-type="float">
            <text:p>41</text:p>
          </table:table-cell>
          <table:table-cell table:style-name="ce37" table:formula="of:=ABS([.$E$4]-[.A39])+ROW()/1000000000" office:value-type="float" office:value="202.000000039" calcext:value-type="float">
            <text:p>202</text:p>
          </table:table-cell>
          <table:table-cell table:style-name="ce4" table:formula="of:=[.A39]" office:value-type="float" office:value="173" calcext:value-type="float">
            <text:p>173</text:p>
          </table:table-cell>
          <table:table-cell table:style-name="ce7" table:formula="of:=[.B39]" office:value-type="currency" office:currency="USD" office:value="285000" calcext:value-type="currency">
            <text:p>$285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183" calcext:value-type="float">
            <text:p>183</text:p>
          </table:table-cell>
          <table:table-cell table:style-name="ce7" office:value-type="currency" office:currency="USD" office:value="240971" calcext:value-type="currency">
            <text:p>$240.971,00</text:p>
          </table:table-cell>
          <table:table-cell table:number-columns-repeated="17"/>
          <table:table-cell table:style-name="ce4" table:formula="of:=COM.MICROSOFT.RANK.EQ([.U40];[.$U$4:.$U$78];1)" office:value-type="float" office:value="39" calcext:value-type="float">
            <text:p>39</text:p>
          </table:table-cell>
          <table:table-cell table:style-name="ce37" table:formula="of:=ABS([.$E$4]-[.A40])+ROW()/1000000000" office:value-type="float" office:value="192.00000004" calcext:value-type="float">
            <text:p>192</text:p>
          </table:table-cell>
          <table:table-cell table:style-name="ce4" table:formula="of:=[.A40]" office:value-type="float" office:value="183" calcext:value-type="float">
            <text:p>183</text:p>
          </table:table-cell>
          <table:table-cell table:style-name="ce7" table:formula="of:=[.B40]" office:value-type="currency" office:currency="USD" office:value="240971" calcext:value-type="currency">
            <text:p>$240.971,00</text:p>
          </table:table-cell>
          <table:table-cell table:number-columns-repeated="16361"/>
        </table:table-row>
        <table:table-row table:style-name="ro1">
          <table:table-cell table:style-name="ce4" office:value-type="float" office:value="185" calcext:value-type="float">
            <text:p>185</text:p>
          </table:table-cell>
          <table:table-cell table:style-name="ce7" office:value-type="currency" office:currency="USD" office:value="225000" calcext:value-type="currency">
            <text:p>$225.000,00</text:p>
          </table:table-cell>
          <table:table-cell/>
          <table:table-cell table:style-name="ce56" office:value-type="string" calcext:value-type="string" table:number-columns-spanned="2" table:number-rows-spanned="1">
            <text:p>Das Material wurde erstellt von:</text:p>
          </table:table-cell>
          <table:covered-table-cell table:style-name="ce63"/>
          <table:table-cell table:style-name="ce64"/>
          <table:table-cell table:number-columns-repeated="13"/>
          <table:table-cell table:style-name="ce4" table:formula="of:=COM.MICROSOFT.RANK.EQ([.U41];[.$U$4:.$U$78];1)" office:value-type="float" office:value="37" calcext:value-type="float">
            <text:p>37</text:p>
          </table:table-cell>
          <table:table-cell table:style-name="ce37" table:formula="of:=ABS([.$E$4]-[.A41])+ROW()/1000000000" office:value-type="float" office:value="190.000000041" calcext:value-type="float">
            <text:p>190</text:p>
          </table:table-cell>
          <table:table-cell table:style-name="ce4" table:formula="of:=[.A41]" office:value-type="float" office:value="185" calcext:value-type="float">
            <text:p>185</text:p>
          </table:table-cell>
          <table:table-cell table:style-name="ce7" table:formula="of:=[.B41]" office:value-type="currency" office:currency="USD" office:value="225000" calcext:value-type="currency">
            <text:p>$225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185" calcext:value-type="float">
            <text:p>185</text:p>
          </table:table-cell>
          <table:table-cell table:style-name="ce7" office:value-type="currency" office:currency="USD" office:value="298000" calcext:value-type="currency">
            <text:p>$298.000,00</text:p>
          </table:table-cell>
          <table:table-cell/>
          <table:table-cell table:style-name="ce58" office:value-type="string" calcext:value-type="string" table:number-columns-spanned="2" table:number-rows-spanned="1">
            <text:p>Tobias Fuchs, Wolfgang Pfeffer</text:p>
          </table:table-cell>
          <table:covered-table-cell table:style-name="ce59"/>
          <table:table-cell table:style-name="ce59"/>
          <table:table-cell table:number-columns-repeated="13"/>
          <table:table-cell table:style-name="ce4" table:formula="of:=COM.MICROSOFT.RANK.EQ([.U42];[.$U$4:.$U$78];1)" office:value-type="float" office:value="38" calcext:value-type="float">
            <text:p>38</text:p>
          </table:table-cell>
          <table:table-cell table:style-name="ce37" table:formula="of:=ABS([.$E$4]-[.A42])+ROW()/1000000000" office:value-type="float" office:value="190.000000042" calcext:value-type="float">
            <text:p>190</text:p>
          </table:table-cell>
          <table:table-cell table:style-name="ce4" table:formula="of:=[.A42]" office:value-type="float" office:value="185" calcext:value-type="float">
            <text:p>185</text:p>
          </table:table-cell>
          <table:table-cell table:style-name="ce7" table:formula="of:=[.B42]" office:value-type="currency" office:currency="USD" office:value="298000" calcext:value-type="currency">
            <text:p>$298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189" calcext:value-type="float">
            <text:p>189</text:p>
          </table:table-cell>
          <table:table-cell table:style-name="ce7" office:value-type="currency" office:currency="USD" office:value="270000" calcext:value-type="currency">
            <text:p>$270.000,00</text:p>
          </table:table-cell>
          <table:table-cell/>
          <table:table-cell table:style-name="ce58" office:value-type="string" calcext:value-type="string" table:number-columns-spanned="2" table:number-rows-spanned="1">
            <text:p>Didaktik der Informatik, Uni Passau</text:p>
          </table:table-cell>
          <table:covered-table-cell table:style-name="ce59"/>
          <table:table-cell table:style-name="ce59"/>
          <table:table-cell table:number-columns-repeated="13"/>
          <table:table-cell table:style-name="ce4" table:formula="of:=COM.MICROSOFT.RANK.EQ([.U43];[.$U$4:.$U$78];1)" office:value-type="float" office:value="36" calcext:value-type="float">
            <text:p>36</text:p>
          </table:table-cell>
          <table:table-cell table:style-name="ce37" table:formula="of:=ABS([.$E$4]-[.A43])+ROW()/1000000000" office:value-type="float" office:value="186.000000043" calcext:value-type="float">
            <text:p>186</text:p>
          </table:table-cell>
          <table:table-cell table:style-name="ce4" table:formula="of:=[.A43]" office:value-type="float" office:value="189" calcext:value-type="float">
            <text:p>189</text:p>
          </table:table-cell>
          <table:table-cell table:style-name="ce7" table:formula="of:=[.B43]" office:value-type="currency" office:currency="USD" office:value="270000" calcext:value-type="currency">
            <text:p>$270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192" calcext:value-type="float">
            <text:p>192</text:p>
          </table:table-cell>
          <table:table-cell table:style-name="ce7" office:value-type="currency" office:currency="USD" office:value="285000" calcext:value-type="currency">
            <text:p>$285.000,00</text:p>
          </table:table-cell>
          <table:table-cell/>
          <table:table-cell table:style-name="ce58" table:number-columns-spanned="2" table:number-rows-spanned="4">
            <draw:frame draw:z-index="1" draw:name="Bild 1" draw:style-name="gr2" draw:text-style-name="P2" svg:width="3.107cm" svg:height="1.651cm" svg:x="2.759cm" svg:y="0.238cm">
              <draw:image xlink:href="Pictures/2000000800000C2400000674160D9D182033EC44.svm" xlink:type="simple" xlink:show="embed" xlink:actuate="onLoad" draw:mime-type="image/x-svm">
                <text:p/>
              </draw:image>
              <draw:image xlink:href="Pictures/2000000800000C2400000674160D9D182033EC44.svm" xlink:type="simple" xlink:show="embed" xlink:actuate="onLoad" draw:mime-type="image/x-svm"/>
            </draw:frame>
          </table:table-cell>
          <table:covered-table-cell table:style-name="ce59"/>
          <table:table-cell table:style-name="ce59"/>
          <table:table-cell table:number-columns-repeated="13"/>
          <table:table-cell table:style-name="ce4" table:formula="of:=COM.MICROSOFT.RANK.EQ([.U44];[.$U$4:.$U$78];1)" office:value-type="float" office:value="35" calcext:value-type="float">
            <text:p>35</text:p>
          </table:table-cell>
          <table:table-cell table:style-name="ce37" table:formula="of:=ABS([.$E$4]-[.A44])+ROW()/1000000000" office:value-type="float" office:value="183.000000044" calcext:value-type="float">
            <text:p>183</text:p>
          </table:table-cell>
          <table:table-cell table:style-name="ce4" table:formula="of:=[.A44]" office:value-type="float" office:value="192" calcext:value-type="float">
            <text:p>192</text:p>
          </table:table-cell>
          <table:table-cell table:style-name="ce7" table:formula="of:=[.B44]" office:value-type="currency" office:currency="USD" office:value="285000" calcext:value-type="currency">
            <text:p>$285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195" calcext:value-type="float">
            <text:p>195</text:p>
          </table:table-cell>
          <table:table-cell table:style-name="ce7" office:value-type="currency" office:currency="USD" office:value="289000" calcext:value-type="currency">
            <text:p>$289.000,00</text:p>
          </table:table-cell>
          <table:table-cell/>
          <table:covered-table-cell table:number-columns-repeated="2" table:style-name="ce59"/>
          <table:table-cell table:style-name="ce59"/>
          <table:table-cell table:number-columns-repeated="13"/>
          <table:table-cell table:style-name="ce4" table:formula="of:=COM.MICROSOFT.RANK.EQ([.U45];[.$U$4:.$U$78];1)" office:value-type="float" office:value="34" calcext:value-type="float">
            <text:p>34</text:p>
          </table:table-cell>
          <table:table-cell table:style-name="ce37" table:formula="of:=ABS([.$E$4]-[.A45])+ROW()/1000000000" office:value-type="float" office:value="180.000000045" calcext:value-type="float">
            <text:p>180</text:p>
          </table:table-cell>
          <table:table-cell table:style-name="ce4" table:formula="of:=[.A45]" office:value-type="float" office:value="195" calcext:value-type="float">
            <text:p>195</text:p>
          </table:table-cell>
          <table:table-cell table:style-name="ce7" table:formula="of:=[.B45]" office:value-type="currency" office:currency="USD" office:value="289000" calcext:value-type="currency">
            <text:p>$289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196" calcext:value-type="float">
            <text:p>196</text:p>
          </table:table-cell>
          <table:table-cell table:style-name="ce7" office:value-type="currency" office:currency="USD" office:value="330000" calcext:value-type="currency">
            <text:p>$330.000,00</text:p>
          </table:table-cell>
          <table:table-cell/>
          <table:covered-table-cell table:number-columns-repeated="2" table:style-name="ce59"/>
          <table:table-cell table:style-name="ce59"/>
          <table:table-cell table:number-columns-repeated="13"/>
          <table:table-cell table:style-name="ce4" table:formula="of:=COM.MICROSOFT.RANK.EQ([.U46];[.$U$4:.$U$78];1)" office:value-type="float" office:value="33" calcext:value-type="float">
            <text:p>33</text:p>
          </table:table-cell>
          <table:table-cell table:style-name="ce37" table:formula="of:=ABS([.$E$4]-[.A46])+ROW()/1000000000" office:value-type="float" office:value="179.000000046" calcext:value-type="float">
            <text:p>179</text:p>
          </table:table-cell>
          <table:table-cell table:style-name="ce4" table:formula="of:=[.A46]" office:value-type="float" office:value="196" calcext:value-type="float">
            <text:p>196</text:p>
          </table:table-cell>
          <table:table-cell table:style-name="ce7" table:formula="of:=[.B46]" office:value-type="currency" office:currency="USD" office:value="330000" calcext:value-type="currency">
            <text:p>$330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7" office:value-type="currency" office:currency="USD" office:value="290000" calcext:value-type="currency">
            <text:p>$290.000,00</text:p>
          </table:table-cell>
          <table:table-cell/>
          <table:covered-table-cell table:number-columns-repeated="2"/>
          <table:table-cell table:number-columns-repeated="14"/>
          <table:table-cell table:style-name="ce4" table:formula="of:=COM.MICROSOFT.RANK.EQ([.U47];[.$U$4:.$U$78];1)" office:value-type="float" office:value="31" calcext:value-type="float">
            <text:p>31</text:p>
          </table:table-cell>
          <table:table-cell table:style-name="ce37" table:formula="of:=ABS([.$E$4]-[.A47])+ROW()/1000000000" office:value-type="float" office:value="174.000000047" calcext:value-type="float">
            <text:p>174</text:p>
          </table:table-cell>
          <table:table-cell table:style-name="ce4" table:formula="of:=[.A47]" office:value-type="float" office:value="201" calcext:value-type="float">
            <text:p>201</text:p>
          </table:table-cell>
          <table:table-cell table:style-name="ce7" table:formula="of:=[.B47]" office:value-type="currency" office:currency="USD" office:value="290000" calcext:value-type="currency">
            <text:p>$290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7" office:value-type="currency" office:currency="USD" office:value="170250" calcext:value-type="currency">
            <text:p>$170.250,00</text:p>
          </table:table-cell>
          <table:table-cell table:number-columns-repeated="17"/>
          <table:table-cell table:style-name="ce4" table:formula="of:=COM.MICROSOFT.RANK.EQ([.U48];[.$U$4:.$U$78];1)" office:value-type="float" office:value="32" calcext:value-type="float">
            <text:p>32</text:p>
          </table:table-cell>
          <table:table-cell table:style-name="ce37" table:formula="of:=ABS([.$E$4]-[.A48])+ROW()/1000000000" office:value-type="float" office:value="174.000000048" calcext:value-type="float">
            <text:p>174</text:p>
          </table:table-cell>
          <table:table-cell table:style-name="ce4" table:formula="of:=[.A48]" office:value-type="float" office:value="201" calcext:value-type="float">
            <text:p>201</text:p>
          </table:table-cell>
          <table:table-cell table:style-name="ce7" table:formula="of:=[.B48]" office:value-type="currency" office:currency="USD" office:value="170250" calcext:value-type="currency">
            <text:p>$170.250,00</text:p>
          </table:table-cell>
          <table:table-cell table:number-columns-repeated="16361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7" office:value-type="currency" office:currency="USD" office:value="292000" calcext:value-type="currency">
            <text:p>$292.000,00</text:p>
          </table:table-cell>
          <table:table-cell table:number-columns-repeated="17"/>
          <table:table-cell table:style-name="ce4" table:formula="of:=COM.MICROSOFT.RANK.EQ([.U49];[.$U$4:.$U$78];1)" office:value-type="float" office:value="29" calcext:value-type="float">
            <text:p>29</text:p>
          </table:table-cell>
          <table:table-cell table:style-name="ce37" table:formula="of:=ABS([.$E$4]-[.A49])+ROW()/1000000000" office:value-type="float" office:value="173.000000049" calcext:value-type="float">
            <text:p>173</text:p>
          </table:table-cell>
          <table:table-cell table:style-name="ce4" table:formula="of:=[.A49]" office:value-type="float" office:value="202" calcext:value-type="float">
            <text:p>202</text:p>
          </table:table-cell>
          <table:table-cell table:style-name="ce7" table:formula="of:=[.B49]" office:value-type="currency" office:currency="USD" office:value="292000" calcext:value-type="currency">
            <text:p>$292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7" office:value-type="currency" office:currency="USD" office:value="257729" calcext:value-type="currency">
            <text:p>$257.729,00</text:p>
          </table:table-cell>
          <table:table-cell table:number-columns-repeated="17"/>
          <table:table-cell table:style-name="ce4" table:formula="of:=COM.MICROSOFT.RANK.EQ([.U50];[.$U$4:.$U$78];1)" office:value-type="float" office:value="30" calcext:value-type="float">
            <text:p>30</text:p>
          </table:table-cell>
          <table:table-cell table:style-name="ce37" table:formula="of:=ABS([.$E$4]-[.A50])+ROW()/1000000000" office:value-type="float" office:value="173.00000005" calcext:value-type="float">
            <text:p>173</text:p>
          </table:table-cell>
          <table:table-cell table:style-name="ce4" table:formula="of:=[.A50]" office:value-type="float" office:value="202" calcext:value-type="float">
            <text:p>202</text:p>
          </table:table-cell>
          <table:table-cell table:style-name="ce7" table:formula="of:=[.B50]" office:value-type="currency" office:currency="USD" office:value="257729" calcext:value-type="currency">
            <text:p>$257.729,00</text:p>
          </table:table-cell>
          <table:table-cell table:number-columns-repeated="16361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table:style-name="ce7" office:value-type="currency" office:currency="USD" office:value="311328" calcext:value-type="currency">
            <text:p>$311.328,00</text:p>
          </table:table-cell>
          <table:table-cell table:number-columns-repeated="17"/>
          <table:table-cell table:style-name="ce4" table:formula="of:=COM.MICROSOFT.RANK.EQ([.U51];[.$U$4:.$U$78];1)" office:value-type="float" office:value="28" calcext:value-type="float">
            <text:p>28</text:p>
          </table:table-cell>
          <table:table-cell table:style-name="ce37" table:formula="of:=ABS([.$E$4]-[.A51])+ROW()/1000000000" office:value-type="float" office:value="168.000000051" calcext:value-type="float">
            <text:p>168</text:p>
          </table:table-cell>
          <table:table-cell table:style-name="ce4" table:formula="of:=[.A51]" office:value-type="float" office:value="207" calcext:value-type="float">
            <text:p>207</text:p>
          </table:table-cell>
          <table:table-cell table:style-name="ce7" table:formula="of:=[.B51]" office:value-type="currency" office:currency="USD" office:value="311328" calcext:value-type="currency">
            <text:p>$311.328,00</text:p>
          </table:table-cell>
          <table:table-cell table:number-columns-repeated="16361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7" office:value-type="currency" office:currency="USD" office:value="232500" calcext:value-type="currency">
            <text:p>$232.500,00</text:p>
          </table:table-cell>
          <table:table-cell table:number-columns-repeated="17"/>
          <table:table-cell table:style-name="ce4" table:formula="of:=COM.MICROSOFT.RANK.EQ([.U52];[.$U$4:.$U$78];1)" office:value-type="float" office:value="27" calcext:value-type="float">
            <text:p>27</text:p>
          </table:table-cell>
          <table:table-cell table:style-name="ce37" table:formula="of:=ABS([.$E$4]-[.A52])+ROW()/1000000000" office:value-type="float" office:value="165.000000052" calcext:value-type="float">
            <text:p>165</text:p>
          </table:table-cell>
          <table:table-cell table:style-name="ce4" table:formula="of:=[.A52]" office:value-type="float" office:value="210" calcext:value-type="float">
            <text:p>210</text:p>
          </table:table-cell>
          <table:table-cell table:style-name="ce7" table:formula="of:=[.B52]" office:value-type="currency" office:currency="USD" office:value="232500" calcext:value-type="currency">
            <text:p>$232.5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table:style-name="ce7" office:value-type="currency" office:currency="USD" office:value="335750" calcext:value-type="currency">
            <text:p>$335.750,00</text:p>
          </table:table-cell>
          <table:table-cell table:number-columns-repeated="17"/>
          <table:table-cell table:style-name="ce4" table:formula="of:=COM.MICROSOFT.RANK.EQ([.U53];[.$U$4:.$U$78];1)" office:value-type="float" office:value="26" calcext:value-type="float">
            <text:p>26</text:p>
          </table:table-cell>
          <table:table-cell table:style-name="ce37" table:formula="of:=ABS([.$E$4]-[.A53])+ROW()/1000000000" office:value-type="float" office:value="156.000000053" calcext:value-type="float">
            <text:p>156</text:p>
          </table:table-cell>
          <table:table-cell table:style-name="ce4" table:formula="of:=[.A53]" office:value-type="float" office:value="219" calcext:value-type="float">
            <text:p>219</text:p>
          </table:table-cell>
          <table:table-cell table:style-name="ce7" table:formula="of:=[.B53]" office:value-type="currency" office:currency="USD" office:value="335750" calcext:value-type="currency">
            <text:p>$335.750,00</text:p>
          </table:table-cell>
          <table:table-cell table:number-columns-repeated="16361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table:style-name="ce7" office:value-type="currency" office:currency="USD" office:value="315537" calcext:value-type="currency">
            <text:p>$315.537,00</text:p>
          </table:table-cell>
          <table:table-cell table:number-columns-repeated="17"/>
          <table:table-cell table:style-name="ce4" table:formula="of:=COM.MICROSOFT.RANK.EQ([.U54];[.$U$4:.$U$78];1)" office:value-type="float" office:value="24" calcext:value-type="float">
            <text:p>24</text:p>
          </table:table-cell>
          <table:table-cell table:style-name="ce37" table:formula="of:=ABS([.$E$4]-[.A54])+ROW()/1000000000" office:value-type="float" office:value="155.000000054" calcext:value-type="float">
            <text:p>155</text:p>
          </table:table-cell>
          <table:table-cell table:style-name="ce4" table:formula="of:=[.A54]" office:value-type="float" office:value="220" calcext:value-type="float">
            <text:p>220</text:p>
          </table:table-cell>
          <table:table-cell table:style-name="ce7" table:formula="of:=[.B54]" office:value-type="currency" office:currency="USD" office:value="315537" calcext:value-type="currency">
            <text:p>$315.537,00</text:p>
          </table:table-cell>
          <table:table-cell table:number-columns-repeated="16361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table:style-name="ce7" office:value-type="currency" office:currency="USD" office:value="240000" calcext:value-type="currency">
            <text:p>$240.000,00</text:p>
          </table:table-cell>
          <table:table-cell table:number-columns-repeated="17"/>
          <table:table-cell table:style-name="ce4" table:formula="of:=COM.MICROSOFT.RANK.EQ([.U55];[.$U$4:.$U$78];1)" office:value-type="float" office:value="25" calcext:value-type="float">
            <text:p>25</text:p>
          </table:table-cell>
          <table:table-cell table:style-name="ce37" table:formula="of:=ABS([.$E$4]-[.A55])+ROW()/1000000000" office:value-type="float" office:value="155.000000055" calcext:value-type="float">
            <text:p>155</text:p>
          </table:table-cell>
          <table:table-cell table:style-name="ce4" table:formula="of:=[.A55]" office:value-type="float" office:value="220" calcext:value-type="float">
            <text:p>220</text:p>
          </table:table-cell>
          <table:table-cell table:style-name="ce7" table:formula="of:=[.B55]" office:value-type="currency" office:currency="USD" office:value="240000" calcext:value-type="currency">
            <text:p>$240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table:style-name="ce7" office:value-type="currency" office:currency="USD" office:value="312000" calcext:value-type="currency">
            <text:p>$312.000,00</text:p>
          </table:table-cell>
          <table:table-cell table:number-columns-repeated="17"/>
          <table:table-cell table:style-name="ce4" table:formula="of:=COM.MICROSOFT.RANK.EQ([.U56];[.$U$4:.$U$78];1)" office:value-type="float" office:value="23" calcext:value-type="float">
            <text:p>23</text:p>
          </table:table-cell>
          <table:table-cell table:style-name="ce37" table:formula="of:=ABS([.$E$4]-[.A56])+ROW()/1000000000" office:value-type="float" office:value="146.000000056" calcext:value-type="float">
            <text:p>146</text:p>
          </table:table-cell>
          <table:table-cell table:style-name="ce4" table:formula="of:=[.A56]" office:value-type="float" office:value="229" calcext:value-type="float">
            <text:p>229</text:p>
          </table:table-cell>
          <table:table-cell table:style-name="ce7" table:formula="of:=[.B56]" office:value-type="currency" office:currency="USD" office:value="312000" calcext:value-type="currency">
            <text:p>$312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7" office:value-type="currency" office:currency="USD" office:value="297000" calcext:value-type="currency">
            <text:p>$297.000,00</text:p>
          </table:table-cell>
          <table:table-cell table:number-columns-repeated="17"/>
          <table:table-cell table:style-name="ce4" table:formula="of:=COM.MICROSOFT.RANK.EQ([.U57];[.$U$4:.$U$78];1)" office:value-type="float" office:value="21" calcext:value-type="float">
            <text:p>21</text:p>
          </table:table-cell>
          <table:table-cell table:style-name="ce37" table:formula="of:=ABS([.$E$4]-[.A57])+ROW()/1000000000" office:value-type="float" office:value="143.000000057" calcext:value-type="float">
            <text:p>143</text:p>
          </table:table-cell>
          <table:table-cell table:style-name="ce4" table:formula="of:=[.A57]" office:value-type="float" office:value="232" calcext:value-type="float">
            <text:p>232</text:p>
          </table:table-cell>
          <table:table-cell table:style-name="ce7" table:formula="of:=[.B57]" office:value-type="currency" office:currency="USD" office:value="297000" calcext:value-type="currency">
            <text:p>$297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table:style-name="ce7" office:value-type="currency" office:currency="USD" office:value="246750" calcext:value-type="currency">
            <text:p>$246.750,00</text:p>
          </table:table-cell>
          <table:table-cell table:number-columns-repeated="17"/>
          <table:table-cell table:style-name="ce4" table:formula="of:=COM.MICROSOFT.RANK.EQ([.U58];[.$U$4:.$U$78];1)" office:value-type="float" office:value="20" calcext:value-type="float">
            <text:p>20</text:p>
          </table:table-cell>
          <table:table-cell table:style-name="ce37" table:formula="of:=ABS([.$E$4]-[.A58])+ROW()/1000000000" office:value-type="float" office:value="142.000000058" calcext:value-type="float">
            <text:p>142</text:p>
          </table:table-cell>
          <table:table-cell table:style-name="ce4" table:formula="of:=[.A58]" office:value-type="float" office:value="233" calcext:value-type="float">
            <text:p>233</text:p>
          </table:table-cell>
          <table:table-cell table:style-name="ce7" table:formula="of:=[.B58]" office:value-type="currency" office:currency="USD" office:value="246750" calcext:value-type="currency">
            <text:p>$246.750,00</text:p>
          </table:table-cell>
          <table:table-cell table:number-columns-repeated="16361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7" office:value-type="currency" office:currency="USD" office:value="276000" calcext:value-type="currency">
            <text:p>$276.000,00</text:p>
          </table:table-cell>
          <table:table-cell table:number-columns-repeated="17"/>
          <table:table-cell table:style-name="ce4" table:formula="of:=COM.MICROSOFT.RANK.EQ([.U59];[.$U$4:.$U$78];1)" office:value-type="float" office:value="22" calcext:value-type="float">
            <text:p>22</text:p>
          </table:table-cell>
          <table:table-cell table:style-name="ce37" table:formula="of:=ABS([.$E$4]-[.A59])+ROW()/1000000000" office:value-type="float" office:value="143.000000059" calcext:value-type="float">
            <text:p>143</text:p>
          </table:table-cell>
          <table:table-cell table:style-name="ce4" table:formula="of:=[.A59]" office:value-type="float" office:value="232" calcext:value-type="float">
            <text:p>232</text:p>
          </table:table-cell>
          <table:table-cell table:style-name="ce7" table:formula="of:=[.B59]" office:value-type="currency" office:currency="USD" office:value="276000" calcext:value-type="currency">
            <text:p>$276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table:style-name="ce7" office:value-type="currency" office:currency="USD" office:value="277980" calcext:value-type="currency">
            <text:p>$277.980,00</text:p>
          </table:table-cell>
          <table:table-cell table:number-columns-repeated="17"/>
          <table:table-cell table:style-name="ce4" table:formula="of:=COM.MICROSOFT.RANK.EQ([.U60];[.$U$4:.$U$78];1)" office:value-type="float" office:value="19" calcext:value-type="float">
            <text:p>19</text:p>
          </table:table-cell>
          <table:table-cell table:style-name="ce37" table:formula="of:=ABS([.$E$4]-[.A60])+ROW()/1000000000" office:value-type="float" office:value="138.00000006" calcext:value-type="float">
            <text:p>138</text:p>
          </table:table-cell>
          <table:table-cell table:style-name="ce4" table:formula="of:=[.A60]" office:value-type="float" office:value="237" calcext:value-type="float">
            <text:p>237</text:p>
          </table:table-cell>
          <table:table-cell table:style-name="ce7" table:formula="of:=[.B60]" office:value-type="currency" office:currency="USD" office:value="277980" calcext:value-type="currency">
            <text:p>$277.980,00</text:p>
          </table:table-cell>
          <table:table-cell table:number-columns-repeated="16361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7" office:value-type="currency" office:currency="USD" office:value="367463" calcext:value-type="currency">
            <text:p>$367.463,00</text:p>
          </table:table-cell>
          <table:table-cell table:number-columns-repeated="17"/>
          <table:table-cell table:style-name="ce4" table:formula="of:=COM.MICROSOFT.RANK.EQ([.U61];[.$U$4:.$U$78];1)" office:value-type="float" office:value="18" calcext:value-type="float">
            <text:p>18</text:p>
          </table:table-cell>
          <table:table-cell table:style-name="ce37" table:formula="of:=ABS([.$E$4]-[.A61])+ROW()/1000000000" office:value-type="float" office:value="135.000000061" calcext:value-type="float">
            <text:p>135</text:p>
          </table:table-cell>
          <table:table-cell table:style-name="ce4" table:formula="of:=[.A61]" office:value-type="float" office:value="240" calcext:value-type="float">
            <text:p>240</text:p>
          </table:table-cell>
          <table:table-cell table:style-name="ce7" table:formula="of:=[.B61]" office:value-type="currency" office:currency="USD" office:value="367463" calcext:value-type="currency">
            <text:p>$367.463,00</text:p>
          </table:table-cell>
          <table:table-cell table:number-columns-repeated="16361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table:style-name="ce7" office:value-type="currency" office:currency="USD" office:value="266000" calcext:value-type="currency">
            <text:p>$266.000,00</text:p>
          </table:table-cell>
          <table:table-cell table:number-columns-repeated="17"/>
          <table:table-cell table:style-name="ce4" table:formula="of:=COM.MICROSOFT.RANK.EQ([.U62];[.$U$4:.$U$78];1)" office:value-type="float" office:value="14" calcext:value-type="float">
            <text:p>14</text:p>
          </table:table-cell>
          <table:table-cell table:style-name="ce37" table:formula="of:=ABS([.$E$4]-[.A62])+ROW()/1000000000" office:value-type="float" office:value="123.000000062" calcext:value-type="float">
            <text:p>123</text:p>
          </table:table-cell>
          <table:table-cell table:style-name="ce4" table:formula="of:=[.A62]" office:value-type="float" office:value="252" calcext:value-type="float">
            <text:p>252</text:p>
          </table:table-cell>
          <table:table-cell table:style-name="ce7" table:formula="of:=[.B62]" office:value-type="currency" office:currency="USD" office:value="266000" calcext:value-type="currency">
            <text:p>$266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table:style-name="ce7" office:value-type="currency" office:currency="USD" office:value="375000" calcext:value-type="currency">
            <text:p>$375.000,00</text:p>
          </table:table-cell>
          <table:table-cell table:number-columns-repeated="17"/>
          <table:table-cell table:style-name="ce4" table:formula="of:=COM.MICROSOFT.RANK.EQ([.U63];[.$U$4:.$U$78];1)" office:value-type="float" office:value="8" calcext:value-type="float">
            <text:p>8</text:p>
          </table:table-cell>
          <table:table-cell table:style-name="ce37" table:formula="of:=ABS([.$E$4]-[.A63])+ROW()/1000000000" office:value-type="float" office:value="81.000000063" calcext:value-type="float">
            <text:p>81</text:p>
          </table:table-cell>
          <table:table-cell table:style-name="ce4" table:formula="of:=[.A63]" office:value-type="float" office:value="294" calcext:value-type="float">
            <text:p>294</text:p>
          </table:table-cell>
          <table:table-cell table:style-name="ce7" table:formula="of:=[.B63]" office:value-type="currency" office:currency="USD" office:value="375000" calcext:value-type="currency">
            <text:p>$375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table:style-name="ce7" office:value-type="currency" office:currency="USD" office:value="315000" calcext:value-type="currency">
            <text:p>$315.000,00</text:p>
          </table:table-cell>
          <table:table-cell table:number-columns-repeated="17"/>
          <table:table-cell table:style-name="ce4" table:formula="of:=COM.MICROSOFT.RANK.EQ([.U64];[.$U$4:.$U$78];1)" office:value-type="float" office:value="9" calcext:value-type="float">
            <text:p>9</text:p>
          </table:table-cell>
          <table:table-cell table:style-name="ce37" table:formula="of:=ABS([.$E$4]-[.A64])+ROW()/1000000000" office:value-type="float" office:value="83.000000064" calcext:value-type="float">
            <text:p>83</text:p>
          </table:table-cell>
          <table:table-cell table:style-name="ce4" table:formula="of:=[.A64]" office:value-type="float" office:value="292" calcext:value-type="float">
            <text:p>292</text:p>
          </table:table-cell>
          <table:table-cell table:style-name="ce7" table:formula="of:=[.B64]" office:value-type="currency" office:currency="USD" office:value="315000" calcext:value-type="currency">
            <text:p>$315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table:style-name="ce7" office:value-type="currency" office:currency="USD" office:value="239700" calcext:value-type="currency">
            <text:p>$239.700,00</text:p>
          </table:table-cell>
          <table:table-cell table:number-columns-repeated="17"/>
          <table:table-cell table:style-name="ce4" table:formula="of:=COM.MICROSOFT.RANK.EQ([.U65];[.$U$4:.$U$78];1)" office:value-type="float" office:value="16" calcext:value-type="float">
            <text:p>16</text:p>
          </table:table-cell>
          <table:table-cell table:style-name="ce37" table:formula="of:=ABS([.$E$4]-[.A65])+ROW()/1000000000" office:value-type="float" office:value="128.000000065" calcext:value-type="float">
            <text:p>128</text:p>
          </table:table-cell>
          <table:table-cell table:style-name="ce4" table:formula="of:=[.A65]" office:value-type="float" office:value="247" calcext:value-type="float">
            <text:p>247</text:p>
          </table:table-cell>
          <table:table-cell table:style-name="ce7" table:formula="of:=[.B65]" office:value-type="currency" office:currency="USD" office:value="239700" calcext:value-type="currency">
            <text:p>$239.7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table:style-name="ce7" office:value-type="currency" office:currency="USD" office:value="346375" calcext:value-type="currency">
            <text:p>$346.375,00</text:p>
          </table:table-cell>
          <table:table-cell table:number-columns-repeated="17"/>
          <table:table-cell table:style-name="ce4" table:formula="of:=COM.MICROSOFT.RANK.EQ([.U66];[.$U$4:.$U$78];1)" office:value-type="float" office:value="17" calcext:value-type="float">
            <text:p>17</text:p>
          </table:table-cell>
          <table:table-cell table:style-name="ce37" table:formula="of:=ABS([.$E$4]-[.A66])+ROW()/1000000000" office:value-type="float" office:value="132.000000066" calcext:value-type="float">
            <text:p>132</text:p>
          </table:table-cell>
          <table:table-cell table:style-name="ce4" table:formula="of:=[.A66]" office:value-type="float" office:value="243" calcext:value-type="float">
            <text:p>243</text:p>
          </table:table-cell>
          <table:table-cell table:style-name="ce7" table:formula="of:=[.B66]" office:value-type="currency" office:currency="USD" office:value="346375" calcext:value-type="currency">
            <text:p>$346.375,00</text:p>
          </table:table-cell>
          <table:table-cell table:number-columns-repeated="16361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table:style-name="ce7" office:value-type="currency" office:currency="USD" office:value="274425" calcext:value-type="currency">
            <text:p>$274.425,00</text:p>
          </table:table-cell>
          <table:table-cell table:number-columns-repeated="17"/>
          <table:table-cell table:style-name="ce4" table:formula="of:=COM.MICROSOFT.RANK.EQ([.U67];[.$U$4:.$U$78];1)" office:value-type="float" office:value="12" calcext:value-type="float">
            <text:p>12</text:p>
          </table:table-cell>
          <table:table-cell table:style-name="ce37" table:formula="of:=ABS([.$E$4]-[.A67])+ROW()/1000000000" office:value-type="float" office:value="121.000000067" calcext:value-type="float">
            <text:p>121</text:p>
          </table:table-cell>
          <table:table-cell table:style-name="ce4" table:formula="of:=[.A67]" office:value-type="float" office:value="254" calcext:value-type="float">
            <text:p>254</text:p>
          </table:table-cell>
          <table:table-cell table:style-name="ce7" table:formula="of:=[.B67]" office:value-type="currency" office:currency="USD" office:value="274425" calcext:value-type="currency">
            <text:p>$274.425,00</text:p>
          </table:table-cell>
          <table:table-cell table:number-columns-repeated="16361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table:style-name="ce7" office:value-type="currency" office:currency="USD" office:value="349000" calcext:value-type="currency">
            <text:p>$349.000,00</text:p>
          </table:table-cell>
          <table:table-cell table:number-columns-repeated="17"/>
          <table:table-cell table:style-name="ce4" table:formula="of:=COM.MICROSOFT.RANK.EQ([.U68];[.$U$4:.$U$78];1)" office:value-type="float" office:value="10" calcext:value-type="float">
            <text:p>10</text:p>
          </table:table-cell>
          <table:table-cell table:style-name="ce37" table:formula="of:=ABS([.$E$4]-[.A68])+ROW()/1000000000" office:value-type="float" office:value="107.000000068" calcext:value-type="float">
            <text:p>107</text:p>
          </table:table-cell>
          <table:table-cell table:style-name="ce4" table:formula="of:=[.A68]" office:value-type="float" office:value="268" calcext:value-type="float">
            <text:p>268</text:p>
          </table:table-cell>
          <table:table-cell table:style-name="ce7" table:formula="of:=[.B68]" office:value-type="currency" office:currency="USD" office:value="349000" calcext:value-type="currency">
            <text:p>$349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table:style-name="ce7" office:value-type="currency" office:currency="USD" office:value="266000" calcext:value-type="currency">
            <text:p>$266.000,00</text:p>
          </table:table-cell>
          <table:table-cell table:number-columns-repeated="17"/>
          <table:table-cell table:style-name="ce4" table:formula="of:=COM.MICROSOFT.RANK.EQ([.U69];[.$U$4:.$U$78];1)" office:value-type="float" office:value="15" calcext:value-type="float">
            <text:p>15</text:p>
          </table:table-cell>
          <table:table-cell table:style-name="ce37" table:formula="of:=ABS([.$E$4]-[.A69])+ROW()/1000000000" office:value-type="float" office:value="123.000000069" calcext:value-type="float">
            <text:p>123</text:p>
          </table:table-cell>
          <table:table-cell table:style-name="ce4" table:formula="of:=[.A69]" office:value-type="float" office:value="252" calcext:value-type="float">
            <text:p>252</text:p>
          </table:table-cell>
          <table:table-cell table:style-name="ce7" table:formula="of:=[.B69]" office:value-type="currency" office:currency="USD" office:value="266000" calcext:value-type="currency">
            <text:p>$266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table:style-name="ce7" office:value-type="currency" office:currency="USD" office:value="335750" calcext:value-type="currency">
            <text:p>$335.750,00</text:p>
          </table:table-cell>
          <table:table-cell table:number-columns-repeated="17"/>
          <table:table-cell table:style-name="ce4" table:formula="of:=COM.MICROSOFT.RANK.EQ([.U70];[.$U$4:.$U$78];1)" office:value-type="float" office:value="13" calcext:value-type="float">
            <text:p>13</text:p>
          </table:table-cell>
          <table:table-cell table:style-name="ce37" table:formula="of:=ABS([.$E$4]-[.A70])+ROW()/1000000000" office:value-type="float" office:value="121.00000007" calcext:value-type="float">
            <text:p>121</text:p>
          </table:table-cell>
          <table:table-cell table:style-name="ce4" table:formula="of:=[.A70]" office:value-type="float" office:value="254" calcext:value-type="float">
            <text:p>254</text:p>
          </table:table-cell>
          <table:table-cell table:style-name="ce7" table:formula="of:=[.B70]" office:value-type="currency" office:currency="USD" office:value="335750" calcext:value-type="currency">
            <text:p>$335.750,00</text:p>
          </table:table-cell>
          <table:table-cell table:number-columns-repeated="16361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table:style-name="ce7" office:value-type="currency" office:currency="USD" office:value="258000" calcext:value-type="currency">
            <text:p>$258.000,00</text:p>
          </table:table-cell>
          <table:table-cell table:number-columns-repeated="17"/>
          <table:table-cell table:style-name="ce4" table:formula="of:=COM.MICROSOFT.RANK.EQ([.U71];[.$U$4:.$U$78];1)" office:value-type="float" office:value="11" calcext:value-type="float">
            <text:p>11</text:p>
          </table:table-cell>
          <table:table-cell table:style-name="ce37" table:formula="of:=ABS([.$E$4]-[.A71])+ROW()/1000000000" office:value-type="float" office:value="115.000000071" calcext:value-type="float">
            <text:p>115</text:p>
          </table:table-cell>
          <table:table-cell table:style-name="ce4" table:formula="of:=[.A71]" office:value-type="float" office:value="260" calcext:value-type="float">
            <text:p>260</text:p>
          </table:table-cell>
          <table:table-cell table:style-name="ce7" table:formula="of:=[.B71]" office:value-type="currency" office:currency="USD" office:value="258000" calcext:value-type="currency">
            <text:p>$258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table:style-name="ce7" office:value-type="currency" office:currency="USD" office:value="395100" calcext:value-type="currency">
            <text:p>$395.100,00</text:p>
          </table:table-cell>
          <table:table-cell table:number-columns-repeated="17"/>
          <table:table-cell table:style-name="ce4" table:formula="of:=COM.MICROSOFT.RANK.EQ([.U72];[.$U$4:.$U$78];1)" office:value-type="float" office:value="7" calcext:value-type="float">
            <text:p>7</text:p>
          </table:table-cell>
          <table:table-cell table:style-name="ce37" table:formula="of:=ABS([.$E$4]-[.A72])+ROW()/1000000000" office:value-type="float" office:value="72.000000072" calcext:value-type="float">
            <text:p>72</text:p>
          </table:table-cell>
          <table:table-cell table:style-name="ce4" table:formula="of:=[.A72]" office:value-type="float" office:value="303" calcext:value-type="float">
            <text:p>303</text:p>
          </table:table-cell>
          <table:table-cell table:style-name="ce7" table:formula="of:=[.B72]" office:value-type="currency" office:currency="USD" office:value="395100" calcext:value-type="currency">
            <text:p>$395.1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315" calcext:value-type="float">
            <text:p>315</text:p>
          </table:table-cell>
          <table:table-cell table:style-name="ce7" office:value-type="currency" office:currency="USD" office:value="370000" calcext:value-type="currency">
            <text:p>$370.000,00</text:p>
          </table:table-cell>
          <table:table-cell table:number-columns-repeated="17"/>
          <table:table-cell table:style-name="ce4" table:formula="of:=COM.MICROSOFT.RANK.EQ([.U73];[.$U$4:.$U$78];1)" office:value-type="float" office:value="6" calcext:value-type="float">
            <text:p>6</text:p>
          </table:table-cell>
          <table:table-cell table:style-name="ce37" table:formula="of:=ABS([.$E$4]-[.A73])+ROW()/1000000000" office:value-type="float" office:value="60.000000073" calcext:value-type="float">
            <text:p>60</text:p>
          </table:table-cell>
          <table:table-cell table:style-name="ce4" table:formula="of:=[.A73]" office:value-type="float" office:value="315" calcext:value-type="float">
            <text:p>315</text:p>
          </table:table-cell>
          <table:table-cell table:style-name="ce7" table:formula="of:=[.B73]" office:value-type="currency" office:currency="USD" office:value="370000" calcext:value-type="currency">
            <text:p>$370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320" calcext:value-type="float">
            <text:p>320</text:p>
          </table:table-cell>
          <table:table-cell table:style-name="ce7" office:value-type="currency" office:currency="USD" office:value="394470" calcext:value-type="currency">
            <text:p>$394.470,00</text:p>
          </table:table-cell>
          <table:table-cell table:number-columns-repeated="17"/>
          <table:table-cell table:style-name="ce4" table:formula="of:=COM.MICROSOFT.RANK.EQ([.U74];[.$U$4:.$U$78];1)" office:value-type="float" office:value="5" calcext:value-type="float">
            <text:p>5</text:p>
          </table:table-cell>
          <table:table-cell table:style-name="ce37" table:formula="of:=ABS([.$E$4]-[.A74])+ROW()/1000000000" office:value-type="float" office:value="55.000000074" calcext:value-type="float">
            <text:p>55</text:p>
          </table:table-cell>
          <table:table-cell table:style-name="ce4" table:formula="of:=[.A74]" office:value-type="float" office:value="320" calcext:value-type="float">
            <text:p>320</text:p>
          </table:table-cell>
          <table:table-cell table:style-name="ce7" table:formula="of:=[.B74]" office:value-type="currency" office:currency="USD" office:value="394470" calcext:value-type="currency">
            <text:p>$394.470,00</text:p>
          </table:table-cell>
          <table:table-cell table:number-columns-repeated="16361"/>
        </table:table-row>
        <table:table-row table:style-name="ro1">
          <table:table-cell table:style-name="ce4" office:value-type="float" office:value="323" calcext:value-type="float">
            <text:p>323</text:p>
          </table:table-cell>
          <table:table-cell table:style-name="ce7" office:value-type="currency" office:currency="USD" office:value="320000" calcext:value-type="currency">
            <text:p>$320.000,00</text:p>
          </table:table-cell>
          <table:table-cell table:number-columns-repeated="17"/>
          <table:table-cell table:style-name="ce4" table:formula="of:=COM.MICROSOFT.RANK.EQ([.U75];[.$U$4:.$U$78];1)" office:value-type="float" office:value="4" calcext:value-type="float">
            <text:p>4</text:p>
          </table:table-cell>
          <table:table-cell table:style-name="ce37" table:formula="of:=ABS([.$E$4]-[.A75])+ROW()/1000000000" office:value-type="float" office:value="52.000000075" calcext:value-type="float">
            <text:p>52</text:p>
          </table:table-cell>
          <table:table-cell table:style-name="ce4" table:formula="of:=[.A75]" office:value-type="float" office:value="323" calcext:value-type="float">
            <text:p>323</text:p>
          </table:table-cell>
          <table:table-cell table:style-name="ce7" table:formula="of:=[.B75]" office:value-type="currency" office:currency="USD" office:value="320000" calcext:value-type="currency">
            <text:p>$320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336" calcext:value-type="float">
            <text:p>336</text:p>
          </table:table-cell>
          <table:table-cell table:style-name="ce7" office:value-type="currency" office:currency="USD" office:value="430000" calcext:value-type="currency">
            <text:p>$430.000,00</text:p>
          </table:table-cell>
          <table:table-cell table:number-columns-repeated="17"/>
          <table:table-cell table:style-name="ce4" table:formula="of:=COM.MICROSOFT.RANK.EQ([.U76];[.$U$4:.$U$78];1)" office:value-type="float" office:value="3" calcext:value-type="float">
            <text:p>3</text:p>
          </table:table-cell>
          <table:table-cell table:style-name="ce37" table:formula="of:=ABS([.$E$4]-[.A76])+ROW()/1000000000" office:value-type="float" office:value="39.000000076" calcext:value-type="float">
            <text:p>39</text:p>
          </table:table-cell>
          <table:table-cell table:style-name="ce4" table:formula="of:=[.A76]" office:value-type="float" office:value="336" calcext:value-type="float">
            <text:p>336</text:p>
          </table:table-cell>
          <table:table-cell table:style-name="ce7" table:formula="of:=[.B76]" office:value-type="currency" office:currency="USD" office:value="430000" calcext:value-type="currency">
            <text:p>$430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349" calcext:value-type="float">
            <text:p>349</text:p>
          </table:table-cell>
          <table:table-cell table:style-name="ce7" office:value-type="currency" office:currency="USD" office:value="420000" calcext:value-type="currency">
            <text:p>$420.000,00</text:p>
          </table:table-cell>
          <table:table-cell table:number-columns-repeated="17"/>
          <table:table-cell table:style-name="ce4" table:formula="of:=COM.MICROSOFT.RANK.EQ([.U77];[.$U$4:.$U$78];1)" office:value-type="float" office:value="2" calcext:value-type="float">
            <text:p>2</text:p>
          </table:table-cell>
          <table:table-cell table:style-name="ce37" table:formula="of:=ABS([.$E$4]-[.A77])+ROW()/1000000000" office:value-type="float" office:value="26.000000077" calcext:value-type="float">
            <text:p>26</text:p>
          </table:table-cell>
          <table:table-cell table:style-name="ce4" table:formula="of:=[.A77]" office:value-type="float" office:value="349" calcext:value-type="float">
            <text:p>349</text:p>
          </table:table-cell>
          <table:table-cell table:style-name="ce7" table:formula="of:=[.B77]" office:value-type="currency" office:currency="USD" office:value="420000" calcext:value-type="currency">
            <text:p>$420.000,00</text:p>
          </table:table-cell>
          <table:table-cell table:number-columns-repeated="16361"/>
        </table:table-row>
        <table:table-row table:style-name="ro1">
          <table:table-cell table:style-name="ce4" office:value-type="float" office:value="395" calcext:value-type="float">
            <text:p>395</text:p>
          </table:table-cell>
          <table:table-cell table:style-name="ce7" office:value-type="currency" office:currency="USD" office:value="452000" calcext:value-type="currency">
            <text:p>$452.000,00</text:p>
          </table:table-cell>
          <table:table-cell table:number-columns-repeated="17"/>
          <table:table-cell table:style-name="ce4" table:formula="of:=COM.MICROSOFT.RANK.EQ([.U78];[.$U$4:.$U$78];1)" office:value-type="float" office:value="1" calcext:value-type="float">
            <text:p>1</text:p>
          </table:table-cell>
          <table:table-cell table:style-name="ce37" table:formula="of:=ABS([.$E$4]-[.A78])+ROW()/1000000000" office:value-type="float" office:value="20.000000078" calcext:value-type="float">
            <text:p>20</text:p>
          </table:table-cell>
          <table:table-cell table:style-name="ce4" table:formula="of:=[.A78]" office:value-type="float" office:value="395" calcext:value-type="float">
            <text:p>395</text:p>
          </table:table-cell>
          <table:table-cell table:style-name="ce7" table:formula="of:=[.B78]" office:value-type="currency" office:currency="USD" office:value="452000" calcext:value-type="currency">
            <text:p>$452.000,00</text:p>
          </table:table-cell>
          <table:table-cell table:number-columns-repeated="16361"/>
        </table:table-row>
        <table:table-row table:style-name="ro6" table:number-rows-repeated="1048497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5">
      <number:day number:style="long"/>
      <number:text>. </number:text>
      <number:month number:textual="true"/>
      <number:text> </number:text>
      <number:year/>
    </number:date-style>
    <number:date-style style:name="N107">
      <number:day number:style="long"/>
      <number:text>. </number:text>
      <number:month number:textual="true"/>
    </number:date-style>
    <number:date-style style:name="N116">
      <number:month number:textual="true"/>
      <number:text> </number:text>
      <number:year/>
    </number:date-style>
    <number:time-style style:name="N108">
      <number:hours/>
      <number:text>:</number:text>
      <number:minutes number:style="long"/>
      <number:text> </number:text>
      <number:am-pm/>
    </number:time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4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8P1" style:volatile="true"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48P2" style:volatile="true"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2" style:volatile="true">
      <number:text> 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 style:vertical-align="bottom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Regression_5f_Hauspreis" style:display-name="PageStyle_Regression_Hausprei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bias Fuchs</meta:initial-creator>
    <meta:creation-date>2023-01-08T09:50:44</meta:creation-date>
    <dc:date>2023-03-31T09:43:06.221000000</dc:date>
    <meta:editing-duration>PT43M2S</meta:editing-duration>
    <meta:generator>LibreOffice/7.4.4.2$Windows_X86_64 LibreOffice_project/85569322deea74ec9134968a29af2df5663baa21</meta:generator>
    <meta:editing-cycles>9</meta:editing-cycles>
    <meta:document-statistic meta:table-count="1" meta:cell-count="567" meta:object-count="2"/>
    <meta:user-defined meta:name="AppVersion">16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44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terpolation="cubic-spline" chart:symbol-type="automatic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minimum="25" chart:maximum="4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144">
      <style:chart-properties chart:display-label="true" chart:tick-marks-major-inner="false" chart:tick-marks-major-outer="false" chart:logarithmic="false" chart:minimum="25000" chart:maximum="500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 style:data-style-name="N144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44">
      <style:chart-properties chart:symbol-type="named-symbol" chart:symbol-name="circle" chart:symbol-width="0.3cm" chart:symbol-height="0.3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ff0000" svg:stroke-linecap="round" draw:fill-color="#ff0000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44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71cm" svg:stroke-color="#808080" draw:fill-color="#808080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44">
      <style:chart-properties chart:symbol-type="named-symbol" chart:symbol-name="square" chart:symbol-width="0.353cm" chart:symbol-height="0.353cm" chart:link-data-style-to-source="true" chart:label-position="right">
        <chart:label-separator>
          <text:p>; </text:p>
        </chart:label-separator>
      </style:chart-properties>
      <style:graphic-properties draw:stroke="dash" draw:stroke-dash="Dash" svg:stroke-width="0.071cm" svg:stroke-color="#ffbf00" draw:fill-color="#ffbf0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6.06cm" svg:height="13.983cm" xlink:href=".." xlink:type="simple" chart:class="chart:scatter" chart:style-name="ch1">
        <chart:legend chart:legend-position="end" svg:x="21.4cm" svg:y="6.312cm" style:legend-expansion="high" chart:style-name="ch2"/>
        <chart:plot-area chart:style-name="ch3" table:cell-range-address="Regression_Hauspreis.A4:Regression_Hauspreis.B78 Regression_Hauspreis.E6:Regression_Hauspreis.E6 Regression_Hauspreis.AB3:Regression_Hauspreis.AB3 Regression_Hauspreis.AE3:Regression_Hauspreis.AE3 Regression_Hauspreis.AB6:Regression_Hauspreis.AB7 Regression_Hauspreis.AE6:Regression_Hauspreis.AE7 Regression_Hauspreis.AH6:Regression_Hauspreis.AH7 Regression_Hauspreis.AK6:Regression_Hauspreis.AK7 Regression_Hauspreis.AN6:Regression_Hauspreis.AN7 Regression_Hauspreis.AB11:Regression_Hauspreis.AB12 Regression_Hauspreis.AE11:Regression_Hauspreis.AE12 Regression_Hauspreis.AH11:Regression_Hauspreis.AH12 Regression_Hauspreis.AK11:Regression_Hauspreis.AK12 Regression_Hauspreis.AN11:Regression_Hauspreis.AN12" chart:data-source-has-labels="row" svg:x="1.528cm" svg:y="0.279cm" svg:width="19.351cm" svg:height="12.448cm">
          <chart:coordinate-region svg:x="3.217cm" svg:y="0.279cm" svg:width="17.662cm" svg:height="12.03cm"/>
          <chart:axis chart:dimension="x" chart:name="primary-x" chart:style-name="ch4">
            <chart:title svg:x="10.305cm" svg:y="13.006cm" chart:style-name="ch5">
              <text:p>Fläche in m²</text:p>
            </chart:title>
            <chart:grid chart:style-name="ch6" chart:class="major"/>
          </chart:axis>
          <chart:axis chart:dimension="y" chart:name="primary-y" chart:style-name="ch7">
            <chart:title svg:x="0.451cm" svg:y="6.911cm" chart:style-name="ch8">
              <text:p>Preis</text:p>
            </chart:title>
            <chart:grid chart:style-name="ch6" chart:class="major"/>
          </chart:axis>
          <chart:series chart:style-name="ch9" chart:values-cell-range-address="Regression_Hauspreis.B4:Regression_Hauspreis.B78" loext:label-string="&quot;Hauskauf&quot;" chart:class="chart:scatter">
            <chart:domain table:cell-range-address="Regression_Hauspreis.A4:Regression_Hauspreis.A78"/>
            <chart:data-point chart:repeated="75"/>
          </chart:series>
          <chart:series chart:style-name="ch10" chart:values-cell-range-address="Regression_Hauspreis.E6:Regression_Hauspreis.E6" loext:label-string="&quot;Neuer Datensatz&quot;" chart:class="chart:scatter">
            <chart:domain table:cell-range-address="Regression_Hauspreis.E4:Regression_Hauspreis.E4"/>
            <chart:data-point/>
          </chart:series>
          <chart:series chart:style-name="ch11" chart:values-cell-range-address="Regression_Hauspreis.AB3:Regression_Hauspreis.AB3 Regression_Hauspreis.AE3:Regression_Hauspreis.AE3" loext:hide-legend="true" loext:label-string="&quot;Senkrechter Verbinder&quot;" chart:class="chart:scatter">
            <chart:domain table:cell-range-address="Regression_Hauspreis.AB2:Regression_Hauspreis.AB2 Regression_Hauspreis.AE2:Regression_Hauspreis.AE2"/>
            <chart:data-point chart:repeated="2"/>
          </chart:series>
          <chart:series chart:style-name="ch12" chart:values-cell-range-address="Regression_Hauspreis.AB6:Regression_Hauspreis.AB7" loext:label-string="&quot;k nächste Nachbarn&quot;" chart:class="chart:scatter">
            <chart:domain table:cell-range-address="Regression_Hauspreis.AA6:Regression_Hauspreis.AA7"/>
            <chart:data-point chart:repeated="2"/>
          </chart:series>
          <chart:series chart:style-name="ch12" chart:values-cell-range-address="Regression_Hauspreis.AE6:Regression_Hauspreis.AE7" loext:hide-legend="true" loext:label-string="&quot;Verbinder_2&quot;" chart:class="chart:scatter">
            <chart:domain table:cell-range-address="Regression_Hauspreis.AD6:Regression_Hauspreis.AD7"/>
            <chart:data-point chart:repeated="2"/>
          </chart:series>
          <chart:series chart:style-name="ch12" chart:values-cell-range-address="Regression_Hauspreis.AH6:Regression_Hauspreis.AH7" loext:hide-legend="true" loext:label-string="&quot;Verbinder_3&quot;" chart:class="chart:scatter">
            <chart:domain table:cell-range-address="Regression_Hauspreis.AG6:Regression_Hauspreis.AG7"/>
            <chart:data-point chart:repeated="2"/>
          </chart:series>
          <chart:series chart:style-name="ch12" chart:values-cell-range-address="Regression_Hauspreis.AK6:Regression_Hauspreis.AK7" loext:hide-legend="true" loext:label-string="&quot;Verbinder_4&quot;" chart:class="chart:scatter">
            <chart:domain table:cell-range-address="Regression_Hauspreis.AJ6:Regression_Hauspreis.AJ7"/>
            <chart:data-point chart:repeated="2"/>
          </chart:series>
          <chart:series chart:style-name="ch12" chart:values-cell-range-address="Regression_Hauspreis.AN6:Regression_Hauspreis.AN7" loext:hide-legend="true" loext:label-string="&quot;Verbinder_5&quot;" chart:class="chart:scatter">
            <chart:domain table:cell-range-address="Regression_Hauspreis.AM6:Regression_Hauspreis.AM7"/>
            <chart:data-point chart:repeated="2"/>
          </chart:series>
          <chart:series chart:style-name="ch12" chart:values-cell-range-address="Regression_Hauspreis.AB11:Regression_Hauspreis.AB12" loext:hide-legend="true" loext:label-string="&quot;Verbinder_6&quot;" chart:class="chart:scatter">
            <chart:domain table:cell-range-address="Regression_Hauspreis.AA11:Regression_Hauspreis.AA12"/>
            <chart:data-point chart:repeated="2"/>
          </chart:series>
          <chart:series chart:style-name="ch12" chart:values-cell-range-address="Regression_Hauspreis.AE11:Regression_Hauspreis.AE12" loext:hide-legend="true" loext:label-string="&quot;Verbinder_7&quot;" chart:class="chart:scatter">
            <chart:domain table:cell-range-address="Regression_Hauspreis.AD11:Regression_Hauspreis.AD12"/>
            <chart:data-point chart:repeated="2"/>
          </chart:series>
          <chart:series chart:style-name="ch12" chart:values-cell-range-address="Regression_Hauspreis.AH11:Regression_Hauspreis.AH12" loext:hide-legend="true" loext:label-string="&quot;Verbinder_8&quot;" chart:class="chart:scatter">
            <chart:domain table:cell-range-address="Regression_Hauspreis.AG11:Regression_Hauspreis.AG12"/>
            <chart:data-point chart:repeated="2"/>
          </chart:series>
          <chart:series chart:style-name="ch12" chart:values-cell-range-address="Regression_Hauspreis.AK11:Regression_Hauspreis.AK12" loext:hide-legend="true" loext:label-string="&quot;Verbinder_9&quot;" chart:class="chart:scatter">
            <chart:domain table:cell-range-address="Regression_Hauspreis.AJ11:Regression_Hauspreis.AJ12"/>
            <chart:data-point chart:repeated="2"/>
          </chart:series>
          <chart:series chart:style-name="ch12" chart:values-cell-range-address="Regression_Hauspreis.AN11:Regression_Hauspreis.AN12" loext:hide-legend="true" loext:label-string="&quot;Verbinder_10&quot;" chart:class="chart:scatter">
            <chart:domain table:cell-range-address="Regression_Hauspreis.AM11:Regression_Hauspreis.AM12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Hauskauf</text:p>
              </table:table-cell>
              <table:table-cell office:value-type="string">
                <text:p/>
              </table:table-cell>
              <table:table-cell office:value-type="string">
                <text:p>Neuer Datensatz</text:p>
              </table:table-cell>
              <table:table-cell office:value-type="string">
                <text:p/>
              </table:table-cell>
              <table:table-cell office:value-type="string">
                <text:p>Senkrechter Verbinder</text:p>
              </table:table-cell>
              <table:table-cell office:value-type="string">
                <text:p>Spalte AA</text:p>
              </table:table-cell>
              <table:table-cell office:value-type="string">
                <text:p>k nächste Nachbarn</text:p>
              </table:table-cell>
              <table:table-cell office:value-type="string">
                <text:p>Spalte AD</text:p>
              </table:table-cell>
              <table:table-cell office:value-type="string">
                <text:p>Verbinder_2</text:p>
              </table:table-cell>
              <table:table-cell office:value-type="string">
                <text:p>Spalte AG</text:p>
              </table:table-cell>
              <table:table-cell office:value-type="string">
                <text:p>Verbinder_3</text:p>
              </table:table-cell>
              <table:table-cell office:value-type="string">
                <text:p>Spalte AJ</text:p>
              </table:table-cell>
              <table:table-cell office:value-type="string">
                <text:p>Verbinder_4</text:p>
              </table:table-cell>
              <table:table-cell office:value-type="string">
                <text:p>Spalte AM</text:p>
              </table:table-cell>
              <table:table-cell office:value-type="string">
                <text:p>Verbinder_5</text:p>
              </table:table-cell>
              <table:table-cell office:value-type="string">
                <text:p>Spalte AA</text:p>
              </table:table-cell>
              <table:table-cell office:value-type="string">
                <text:p>Verbinder_6</text:p>
              </table:table-cell>
              <table:table-cell office:value-type="string">
                <text:p>Spalte AD</text:p>
              </table:table-cell>
              <table:table-cell office:value-type="string">
                <text:p>Verbinder_7</text:p>
              </table:table-cell>
              <table:table-cell office:value-type="string">
                <text:p>Spalte AG</text:p>
              </table:table-cell>
              <table:table-cell office:value-type="string">
                <text:p>Verbinder_8</text:p>
              </table:table-cell>
              <table:table-cell office:value-type="string">
                <text:p>Spalte AJ</text:p>
              </table:table-cell>
              <table:table-cell office:value-type="string">
                <text:p>Verbinder_9</text:p>
              </table:table-cell>
              <table:table-cell office:value-type="string">
                <text:p>Spalte AM</text:p>
              </table:table-cell>
              <table:table-cell office:value-type="string">
                <text:p>Verbinder_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Regression_Hauspreis.A4:Regression_Hauspreis.A78</svg:desc>
                </draw:g>
              </table:table-cell>
              <table:table-cell office:value-type="float" office:value="48000">
                <text:p>48000</text:p>
                <draw:g>
                  <svg:desc>Regression_Hauspreis.B4:Regression_Hauspreis.B78</svg:desc>
                </draw:g>
              </table:table-cell>
              <table:table-cell office:value-type="float" office:value="375">
                <text:p>375</text:p>
                <draw:g>
                  <svg:desc>Regression_Hauspreis.E4:Regression_Hauspreis.E4</svg:desc>
                </draw:g>
              </table:table-cell>
              <table:table-cell office:value-type="float" office:value="382057">
                <text:p>382057</text:p>
                <draw:g>
                  <svg:desc>Regression_Hauspreis.E6:Regression_Hauspreis.E6</svg:desc>
                </draw:g>
              </table:table-cell>
              <table:table-cell office:value-type="float" office:value="375">
                <text:p>375</text:p>
                <draw:g>
                  <svg:desc>Regression_Hauspreis.AB2:Regression_Hauspreis.AB2 Regression_Hauspreis.AE2:Regression_Hauspreis.AE2</svg:desc>
                </draw:g>
              </table:table-cell>
              <table:table-cell office:value-type="float" office:value="-100">
                <text:p>-100</text:p>
                <draw:g>
                  <svg:desc>Regression_Hauspreis.AB3:Regression_Hauspreis.AB3 Regression_Hauspreis.AE3:Regression_Hauspreis.AE3</svg:desc>
                </draw:g>
              </table:table-cell>
              <table:table-cell office:value-type="float" office:value="375">
                <text:p>375</text:p>
                <draw:g>
                  <svg:desc>Regression_Hauspreis.AA6:Regression_Hauspreis.AA7</svg:desc>
                </draw:g>
              </table:table-cell>
              <table:table-cell office:value-type="float" office:value="452000">
                <text:p>452000</text:p>
                <draw:g>
                  <svg:desc>Regression_Hauspreis.AB6:Regression_Hauspreis.AB7</svg:desc>
                </draw:g>
              </table:table-cell>
              <table:table-cell office:value-type="float" office:value="375">
                <text:p>375</text:p>
                <draw:g>
                  <svg:desc>Regression_Hauspreis.AD6:Regression_Hauspreis.AD7</svg:desc>
                </draw:g>
              </table:table-cell>
              <table:table-cell office:value-type="float" office:value="420000">
                <text:p>420000</text:p>
                <draw:g>
                  <svg:desc>Regression_Hauspreis.AE6:Regression_Hauspreis.AE7</svg:desc>
                </draw:g>
              </table:table-cell>
              <table:table-cell office:value-type="float" office:value="375">
                <text:p>375</text:p>
                <draw:g>
                  <svg:desc>Regression_Hauspreis.AG6:Regression_Hauspreis.AG7</svg:desc>
                </draw:g>
              </table:table-cell>
              <table:table-cell office:value-type="float" office:value="430000">
                <text:p>430000</text:p>
                <draw:g>
                  <svg:desc>Regression_Hauspreis.AH6:Regression_Hauspreis.AH7</svg:desc>
                </draw:g>
              </table:table-cell>
              <table:table-cell office:value-type="float" office:value="375">
                <text:p>375</text:p>
                <draw:g>
                  <svg:desc>Regression_Hauspreis.AJ6:Regression_Hauspreis.AJ7</svg:desc>
                </draw:g>
              </table:table-cell>
              <table:table-cell office:value-type="float" office:value="320000">
                <text:p>320000</text:p>
                <draw:g>
                  <svg:desc>Regression_Hauspreis.AK6:Regression_Hauspreis.AK7</svg:desc>
                </draw:g>
              </table:table-cell>
              <table:table-cell office:value-type="float" office:value="375">
                <text:p>375</text:p>
                <draw:g>
                  <svg:desc>Regression_Hauspreis.AM6:Regression_Hauspreis.AM7</svg:desc>
                </draw:g>
              </table:table-cell>
              <table:table-cell office:value-type="float" office:value="394470">
                <text:p>394470</text:p>
                <draw:g>
                  <svg:desc>Regression_Hauspreis.AN6:Regression_Hauspreis.AN7</svg:desc>
                </draw:g>
              </table:table-cell>
              <table:table-cell office:value-type="float" office:value="375">
                <text:p>375</text:p>
                <draw:g>
                  <svg:desc>Regression_Hauspreis.AA11:Regression_Hauspreis.AA12</svg:desc>
                </draw:g>
              </table:table-cell>
              <table:table-cell office:value-type="float" office:value="370000">
                <text:p>370000</text:p>
                <draw:g>
                  <svg:desc>Regression_Hauspreis.AB11:Regression_Hauspreis.AB12</svg:desc>
                </draw:g>
              </table:table-cell>
              <table:table-cell office:value-type="float" office:value="375">
                <text:p>375</text:p>
                <draw:g>
                  <svg:desc>Regression_Hauspreis.AD11:Regression_Hauspreis.AD12</svg:desc>
                </draw:g>
              </table:table-cell>
              <table:table-cell office:value-type="float" office:value="395100">
                <text:p>395100</text:p>
                <draw:g>
                  <svg:desc>Regression_Hauspreis.AE11:Regression_Hauspreis.AE12</svg:desc>
                </draw:g>
              </table:table-cell>
              <table:table-cell office:value-type="float" office:value="375">
                <text:p>375</text:p>
                <draw:g>
                  <svg:desc>Regression_Hauspreis.AG11:Regression_Hauspreis.AG12</svg:desc>
                </draw:g>
              </table:table-cell>
              <table:table-cell office:value-type="float" office:value="375000">
                <text:p>375000</text:p>
                <draw:g>
                  <svg:desc>Regression_Hauspreis.AH11:Regression_Hauspreis.AH12</svg:desc>
                </draw:g>
              </table:table-cell>
              <table:table-cell office:value-type="float" office:value="375">
                <text:p>375</text:p>
                <draw:g>
                  <svg:desc>Regression_Hauspreis.AJ11:Regression_Hauspreis.AJ12</svg:desc>
                </draw:g>
              </table:table-cell>
              <table:table-cell office:value-type="float" office:value="315000">
                <text:p>315000</text:p>
                <draw:g>
                  <svg:desc>Regression_Hauspreis.AK11:Regression_Hauspreis.AK12</svg:desc>
                </draw:g>
              </table:table-cell>
              <table:table-cell office:value-type="float" office:value="375">
                <text:p>375</text:p>
                <draw:g>
                  <svg:desc>Regression_Hauspreis.AM11:Regression_Hauspreis.AM12</svg:desc>
                </draw:g>
              </table:table-cell>
              <table:table-cell office:value-type="float" office:value="349000">
                <text:p>349000</text:p>
                <draw:g>
                  <svg:desc>Regression_Hauspreis.AN11:Regression_Hauspreis.AN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120000">
                <text:p>1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  <table:table-cell office:value-type="float" office:value="1000000">
                <text:p>1000000</text:p>
              </table:table-cell>
              <table:table-cell office:value-type="float" office:value="395">
                <text:p>395</text:p>
              </table:table-cell>
              <table:table-cell office:value-type="float" office:value="452000">
                <text:p>452000</text:p>
              </table:table-cell>
              <table:table-cell office:value-type="float" office:value="349">
                <text:p>349</text:p>
              </table:table-cell>
              <table:table-cell office:value-type="float" office:value="420000">
                <text:p>420000</text:p>
              </table:table-cell>
              <table:table-cell office:value-type="float" office:value="336">
                <text:p>336</text:p>
              </table:table-cell>
              <table:table-cell office:value-type="float" office:value="430000">
                <text:p>430000</text:p>
              </table:table-cell>
              <table:table-cell office:value-type="float" office:value="323">
                <text:p>323</text:p>
              </table:table-cell>
              <table:table-cell office:value-type="float" office:value="320000">
                <text:p>320000</text:p>
              </table:table-cell>
              <table:table-cell office:value-type="float" office:value="320">
                <text:p>320</text:p>
              </table:table-cell>
              <table:table-cell office:value-type="float" office:value="394470">
                <text:p>394470</text:p>
              </table:table-cell>
              <table:table-cell office:value-type="float" office:value="315">
                <text:p>315</text:p>
              </table:table-cell>
              <table:table-cell office:value-type="float" office:value="370000">
                <text:p>370000</text:p>
              </table:table-cell>
              <table:table-cell office:value-type="float" office:value="303">
                <text:p>303</text:p>
              </table:table-cell>
              <table:table-cell office:value-type="float" office:value="395100">
                <text:p>395100</text:p>
              </table:table-cell>
              <table:table-cell office:value-type="float" office:value="294">
                <text:p>294</text:p>
              </table:table-cell>
              <table:table-cell office:value-type="float" office:value="375000">
                <text:p>375000</text:p>
              </table:table-cell>
              <table:table-cell office:value-type="float" office:value="292">
                <text:p>292</text:p>
              </table:table-cell>
              <table:table-cell office:value-type="float" office:value="315000">
                <text:p>315000</text:p>
              </table:table-cell>
              <table:table-cell office:value-type="float" office:value="268">
                <text:p>268</text:p>
              </table:table-cell>
              <table:table-cell office:value-type="float" office:value="349000">
                <text:p>349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121725">
                <text:p>121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">
                <text:p>68</text:p>
              </table:table-cell>
              <table:table-cell office:value-type="float" office:value="145000">
                <text:p>14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156000">
                <text:p>15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68000">
                <text:p>6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">
                <text:p>89</text:p>
              </table:table-cell>
              <table:table-cell office:value-type="float" office:value="220000">
                <text:p>2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155000">
                <text:p>15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85000">
                <text:p>18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">
                <text:p>91</text:p>
              </table:table-cell>
              <table:table-cell office:value-type="float" office:value="125000">
                <text:p>1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">
                <text:p>91</text:p>
              </table:table-cell>
              <table:table-cell office:value-type="float" office:value="132000">
                <text:p>13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">
                <text:p>92</text:p>
              </table:table-cell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4">
                <text:p>94</text:p>
              </table:table-cell>
              <table:table-cell office:value-type="float" office:value="110000">
                <text:p>1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">
                <text:p>101</text:p>
              </table:table-cell>
              <table:table-cell office:value-type="float" office:value="140000">
                <text:p>1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">
                <text:p>101</text:p>
              </table:table-cell>
              <table:table-cell office:value-type="float" office:value="147308">
                <text:p>147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">
                <text:p>107</text:p>
              </table:table-cell>
              <table:table-cell office:value-type="float" office:value="198000">
                <text:p>19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8">
                <text:p>108</text:p>
              </table:table-cell>
              <table:table-cell office:value-type="float" office:value="191500">
                <text:p>19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3">
                <text:p>113</text:p>
              </table:table-cell>
              <table:table-cell office:value-type="float" office:value="154000">
                <text:p>15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3">
                <text:p>113</text:p>
              </table:table-cell>
              <table:table-cell office:value-type="float" office:value="135000">
                <text:p>13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8">
                <text:p>118</text:p>
              </table:table-cell>
              <table:table-cell office:value-type="float" office:value="220000">
                <text:p>2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9">
                <text:p>119</text:p>
              </table:table-cell>
              <table:table-cell office:value-type="float" office:value="235000">
                <text:p>23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9">
                <text:p>119</text:p>
              </table:table-cell>
              <table:table-cell office:value-type="float" office:value="167293">
                <text:p>167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">
                <text:p>123</text:p>
              </table:table-cell>
              <table:table-cell office:value-type="float" office:value="175000">
                <text:p>1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4">
                <text:p>124</text:p>
              </table:table-cell>
              <table:table-cell office:value-type="float" office:value="188335">
                <text:p>188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4">
                <text:p>134</text:p>
              </table:table-cell>
              <table:table-cell office:value-type="float" office:value="168000">
                <text:p>16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">
                <text:p>135</text:p>
              </table:table-cell>
              <table:table-cell office:value-type="float" office:value="213000">
                <text:p>21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255000">
                <text:p>25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3">
                <text:p>143</text:p>
              </table:table-cell>
              <table:table-cell office:value-type="float" office:value="189000">
                <text:p>18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">
                <text:p>145</text:p>
              </table:table-cell>
              <table:table-cell office:value-type="float" office:value="225500">
                <text:p>225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8">
                <text:p>148</text:p>
              </table:table-cell>
              <table:table-cell office:value-type="float" office:value="181000">
                <text:p>18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6">
                <text:p>156</text:p>
              </table:table-cell>
              <table:table-cell office:value-type="float" office:value="168750">
                <text:p>168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7">
                <text:p>157</text:p>
              </table:table-cell>
              <table:table-cell office:value-type="float" office:value="235301">
                <text:p>235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266000">
                <text:p>26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2">
                <text:p>162</text:p>
              </table:table-cell>
              <table:table-cell office:value-type="float" office:value="221000">
                <text:p>22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3">
                <text:p>173</text:p>
              </table:table-cell>
              <table:table-cell office:value-type="float" office:value="215000">
                <text:p>2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3">
                <text:p>173</text:p>
              </table:table-cell>
              <table:table-cell office:value-type="float" office:value="285000">
                <text:p>28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3">
                <text:p>183</text:p>
              </table:table-cell>
              <table:table-cell office:value-type="float" office:value="240971">
                <text:p>240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225000">
                <text:p>2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5">
                <text:p>185</text:p>
              </table:table-cell>
              <table:table-cell office:value-type="float" office:value="298000">
                <text:p>29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9">
                <text:p>189</text:p>
              </table:table-cell>
              <table:table-cell office:value-type="float" office:value="270000">
                <text:p>2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2">
                <text:p>192</text:p>
              </table:table-cell>
              <table:table-cell office:value-type="float" office:value="285000">
                <text:p>28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5">
                <text:p>195</text:p>
              </table:table-cell>
              <table:table-cell office:value-type="float" office:value="289000">
                <text:p>28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">
                <text:p>196</text:p>
              </table:table-cell>
              <table:table-cell office:value-type="float" office:value="330000">
                <text:p>3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1">
                <text:p>201</text:p>
              </table:table-cell>
              <table:table-cell office:value-type="float" office:value="290000">
                <text:p>29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1">
                <text:p>201</text:p>
              </table:table-cell>
              <table:table-cell office:value-type="float" office:value="170250">
                <text:p>170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2">
                <text:p>202</text:p>
              </table:table-cell>
              <table:table-cell office:value-type="float" office:value="292000">
                <text:p>29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2">
                <text:p>202</text:p>
              </table:table-cell>
              <table:table-cell office:value-type="float" office:value="257729">
                <text:p>257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7">
                <text:p>207</text:p>
              </table:table-cell>
              <table:table-cell office:value-type="float" office:value="311328">
                <text:p>31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0">
                <text:p>210</text:p>
              </table:table-cell>
              <table:table-cell office:value-type="float" office:value="232500">
                <text:p>23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9">
                <text:p>219</text:p>
              </table:table-cell>
              <table:table-cell office:value-type="float" office:value="335750">
                <text:p>335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0">
                <text:p>220</text:p>
              </table:table-cell>
              <table:table-cell office:value-type="float" office:value="315537">
                <text:p>315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0">
                <text:p>220</text:p>
              </table:table-cell>
              <table:table-cell office:value-type="float" office:value="240000">
                <text:p>2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9">
                <text:p>229</text:p>
              </table:table-cell>
              <table:table-cell office:value-type="float" office:value="312000">
                <text:p>31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297000">
                <text:p>29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3">
                <text:p>233</text:p>
              </table:table-cell>
              <table:table-cell office:value-type="float" office:value="246750">
                <text:p>246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2">
                <text:p>232</text:p>
              </table:table-cell>
              <table:table-cell office:value-type="float" office:value="276000">
                <text:p>27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7">
                <text:p>237</text:p>
              </table:table-cell>
              <table:table-cell office:value-type="float" office:value="277980">
                <text:p>277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367463">
                <text:p>367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2">
                <text:p>252</text:p>
              </table:table-cell>
              <table:table-cell office:value-type="float" office:value="266000">
                <text:p>26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4">
                <text:p>294</text:p>
              </table:table-cell>
              <table:table-cell office:value-type="float" office:value="375000">
                <text:p>3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2">
                <text:p>292</text:p>
              </table:table-cell>
              <table:table-cell office:value-type="float" office:value="315000">
                <text:p>3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7">
                <text:p>247</text:p>
              </table:table-cell>
              <table:table-cell office:value-type="float" office:value="239700">
                <text:p>239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3">
                <text:p>243</text:p>
              </table:table-cell>
              <table:table-cell office:value-type="float" office:value="346375">
                <text:p>346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4">
                <text:p>254</text:p>
              </table:table-cell>
              <table:table-cell office:value-type="float" office:value="274425">
                <text:p>27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8">
                <text:p>268</text:p>
              </table:table-cell>
              <table:table-cell office:value-type="float" office:value="349000">
                <text:p>34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2">
                <text:p>252</text:p>
              </table:table-cell>
              <table:table-cell office:value-type="float" office:value="266000">
                <text:p>26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4">
                <text:p>254</text:p>
              </table:table-cell>
              <table:table-cell office:value-type="float" office:value="335750">
                <text:p>335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0">
                <text:p>260</text:p>
              </table:table-cell>
              <table:table-cell office:value-type="float" office:value="258000">
                <text:p>25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3">
                <text:p>303</text:p>
              </table:table-cell>
              <table:table-cell office:value-type="float" office:value="395100">
                <text:p>395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5">
                <text:p>315</text:p>
              </table:table-cell>
              <table:table-cell office:value-type="float" office:value="370000">
                <text:p>3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0">
                <text:p>320</text:p>
              </table:table-cell>
              <table:table-cell office:value-type="float" office:value="394470">
                <text:p>394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3">
                <text:p>323</text:p>
              </table:table-cell>
              <table:table-cell office:value-type="float" office:value="320000">
                <text:p>3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6">
                <text:p>336</text:p>
              </table:table-cell>
              <table:table-cell office:value-type="float" office:value="430000">
                <text:p>4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9">
                <text:p>349</text:p>
              </table:table-cell>
              <table:table-cell office:value-type="float" office:value="420000">
                <text:p>4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5">
                <text:p>395</text:p>
              </table:table-cell>
              <table:table-cell office:value-type="float" office:value="452000">
                <text:p>45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msLineDash_20_1" draw:display-name="msLineDash 1" draw:style="rect" draw:dots1="1" draw:dots1-length="400%" draw:distance="300%"/>
  </office:styles>
</office:document-styles>
</file>